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office:forms form:automatic-focus="false" form:apply-design-mode="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3"/>
          <table:table-cell office:value-type="string">
            <text:p><text:s text:c="8"/>comic(American.intro) {</text:p>
          </table:table-cell>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3"/>
          <table:table-cell office:value-type="string">
            <text:p><text:s text:c="12"/>image = "comics.american.intro"</text:p>
          </table:table-cell>
          <table:table-cell table:number-columns-repeated="248"/>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3"/>
          <table:table-cell office:value-type="string">
            <text:p><text:s text:c="12"/>button = "comics.play-button"</text:p>
          </table:table-cell>
          <table:table-cell table:number-columns-repeated="248"/>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3"/>
          <table:table-cell office:value-type="string">
            <text:p><text:s text:c="12"/>unlock = "American"</text:p>
          </table:table-cell>
          <table:table-cell table:number-columns-repeated="248"/>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table-cell office:value-type="string">
            <text:p><text:s text:c="8"/>}</text:p>
          </table:table-cell>
          <table:table-cell table:number-columns-repeated="248"/>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239];2)&amp;&quot; - Day &quot;&amp;(MOD([.D33]-1;10)+1)" office:value-type="float" office:value="0">
            <text:p>#Н/Д</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240];2)&amp;&quot; - Day &quot;&amp;(MOD([.D34]-1;10)+1)" office:value-type="float" office:value="0">
            <text:p>#Н/Д</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241];2)&amp;&quot; - Day &quot;&amp;(MOD([.D35]-1;10)+1)" office:value-type="float" office:value="0">
            <text:p>#Н/Д</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242];2)&amp;&quot; - Day &quot;&amp;(MOD([.D36]-1;10)+1)" office:value-type="float" office:value="0">
            <text:p>#Н/Д</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243];2)&amp;&quot; - Day &quot;&amp;(MOD([.D37]-1;10)+1)" office:value-type="float" office:value="0">
            <text:p>#Н/Д</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244];2)&amp;&quot; - Day &quot;&amp;(MOD([.D38]-1;10)+1)" office:value-type="float" office:value="0">
            <text:p>#Н/Д</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245];2)&amp;&quot; - Day &quot;&amp;(MOD([.D39]-1;10)+1)" office:value-type="float" office:value="0">
            <text:p>#Н/Д</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246];2)&amp;&quot; - Day &quot;&amp;(MOD([.D40]-1;10)+1)" office:value-type="float" office:value="0">
            <text:p>#Н/Д</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247];2)&amp;&quot; - Day &quot;&amp;(MOD([.D41]-1;10)+1)" office:value-type="float" office:value="0">
            <text:p>#Н/Д</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248];2)&amp;&quot; - Day &quot;&amp;(MOD([.D42]-1;10)+1)" office:value-type="float" office:value="0">
            <text:p>#Н/Д</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3"/>
          <table:table-cell office:value-type="string">
            <text:p><text:s text:c="8"/>comic(Mexican.intro) {</text:p>
          </table:table-cell>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3"/>
          <table:table-cell office:value-type="string">
            <text:p><text:s text:c="12"/>image = "comics.mexican.intro"</text:p>
          </table:table-cell>
          <table:table-cell table:number-columns-repeated="248"/>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3"/>
          <table:table-cell office:value-type="string">
            <text:p><text:s text:c="12"/>button = "comics.play-button"</text:p>
          </table:table-cell>
          <table:table-cell table:number-columns-repeated="248"/>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3"/>
          <table:table-cell office:value-type="string">
            <text:p><text:s text:c="12"/>unlock = "Mexican"</text:p>
          </table:table-cell>
          <table:table-cell table:number-columns-repeated="248"/>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3"/>
          <table:table-cell office:value-type="string">
            <text:p><text:s text:c="8"/>}</text:p>
          </table:table-cell>
          <table:table-cell table:number-columns-repeated="248"/>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65]&gt;9;&quot;&quot;;&quot;0&quot;)&amp;([.D65])&amp;&quot;.def&quot;" office:value-type="string" office:string-value="def/11.def">
            <text:p>def/11.def</text:p>
          </table:table-cell>
          <table:table-cell table:style-name="Default" table:formula="oooc:=VLOOKUP(INT(([.D65]+9)/10);[.A38:.B266];2)&amp;&quot; - Day &quot;&amp;(MOD([.D65]-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65]+9)/10)&amp;&quot;-&quot;&amp;(MOD([.D65]-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65]&amp;&quot;.passed.text'&quot;" office:value-type="string" office:string-value="'layout': 'outro', 'text': 'def/11.def.passed.text'">
            <text:p>'layout': 'outro', 'text': 'def/11.def.passed.text'</text:p>
          </table:table-cell>
          <table:table-cell table:style-name="Default" table:formula="oooc:=&quot;'layout': 'outro', 'text': '&quot;&amp;[.B65]&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66]&gt;9;&quot;&quot;;&quot;0&quot;)&amp;([.D66])&amp;&quot;.def&quot;" office:value-type="string" office:string-value="def/12.def">
            <text:p>def/12.def</text:p>
          </table:table-cell>
          <table:table-cell table:style-name="Default" table:formula="oooc:=VLOOKUP(INT(([.D66]+9)/10);[.A39:.B267];2)&amp;&quot; - Day &quot;&amp;(MOD([.D66]-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66]+9)/10)&amp;&quot;-&quot;&amp;(MOD([.D66]-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66]&amp;&quot;.passed.text'&quot;" office:value-type="string" office:string-value="'layout': 'outro', 'text': 'def/12.def.passed.text'">
            <text:p>'layout': 'outro', 'text': 'def/12.def.passed.text'</text:p>
          </table:table-cell>
          <table:table-cell table:style-name="Default" table:formula="oooc:=&quot;'layout': 'outro', 'text': '&quot;&amp;[.B66]&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67]&gt;9;&quot;&quot;;&quot;0&quot;)&amp;([.D67])&amp;&quot;.def&quot;" office:value-type="string" office:string-value="def/13.def">
            <text:p>def/13.def</text:p>
          </table:table-cell>
          <table:table-cell table:style-name="Default" table:formula="oooc:=VLOOKUP(INT(([.D67]+9)/10);[.A40:.B268];2)&amp;&quot; - Day &quot;&amp;(MOD([.D67]-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67]+9)/10)&amp;&quot;-&quot;&amp;(MOD([.D67]-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67]&amp;&quot;.passed.text'&quot;" office:value-type="string" office:string-value="'layout': 'outro', 'text': 'def/13.def.passed.text'">
            <text:p>'layout': 'outro', 'text': 'def/13.def.passed.text'</text:p>
          </table:table-cell>
          <table:table-cell table:style-name="Default" table:formula="oooc:=&quot;'layout': 'outro', 'text': '&quot;&amp;[.B67]&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68]&gt;9;&quot;&quot;;&quot;0&quot;)&amp;([.D68])&amp;&quot;.def&quot;" office:value-type="string" office:string-value="def/14.def">
            <text:p>def/14.def</text:p>
          </table:table-cell>
          <table:table-cell table:style-name="Default" table:formula="oooc:=VLOOKUP(INT(([.D68]+9)/10);[.A41:.B269];2)&amp;&quot; - Day &quot;&amp;(MOD([.D68]-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68]+9)/10)&amp;&quot;-&quot;&amp;(MOD([.D68]-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68]&amp;&quot;.passed.text'&quot;" office:value-type="string" office:string-value="'layout': 'outro', 'text': 'def/14.def.passed.text'">
            <text:p>'layout': 'outro', 'text': 'def/14.def.passed.text'</text:p>
          </table:table-cell>
          <table:table-cell table:style-name="Default" table:formula="oooc:=&quot;'layout': 'outro', 'text': '&quot;&amp;[.B68]&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69]&gt;9;&quot;&quot;;&quot;0&quot;)&amp;([.D69])&amp;&quot;.def&quot;" office:value-type="string" office:string-value="def/15.def">
            <text:p>def/15.def</text:p>
          </table:table-cell>
          <table:table-cell table:style-name="Default" table:formula="oooc:=VLOOKUP(INT(([.D69]+9)/10);[.A42:.B270];2)&amp;&quot; - Day &quot;&amp;(MOD([.D69]-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69]+9)/10)&amp;&quot;-&quot;&amp;(MOD([.D69]-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69]&amp;&quot;.passed.text'&quot;" office:value-type="string" office:string-value="'layout': 'outro', 'text': 'def/15.def.passed.text'">
            <text:p>'layout': 'outro', 'text': 'def/15.def.passed.text'</text:p>
          </table:table-cell>
          <table:table-cell table:style-name="Default" table:formula="oooc:=&quot;'layout': 'outro', 'text': '&quot;&amp;[.B69]&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70]&gt;9;&quot;&quot;;&quot;0&quot;)&amp;([.D70])&amp;&quot;.def&quot;" office:value-type="string" office:string-value="def/16.def">
            <text:p>def/16.def</text:p>
          </table:table-cell>
          <table:table-cell table:style-name="Default" table:formula="oooc:=VLOOKUP(INT(([.D70]+9)/10);[.A43:.B271];2)&amp;&quot; - Day &quot;&amp;(MOD([.D70]-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70]+9)/10)&amp;&quot;-&quot;&amp;(MOD([.D70]-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70]&amp;&quot;.passed.text'&quot;" office:value-type="string" office:string-value="'layout': 'outro', 'text': 'def/16.def.passed.text'">
            <text:p>'layout': 'outro', 'text': 'def/16.def.passed.text'</text:p>
          </table:table-cell>
          <table:table-cell table:style-name="Default" table:formula="oooc:=&quot;'layout': 'outro', 'text': '&quot;&amp;[.B70]&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71]&gt;9;&quot;&quot;;&quot;0&quot;)&amp;([.D71])&amp;&quot;.def&quot;" office:value-type="string" office:string-value="def/17.def">
            <text:p>def/17.def</text:p>
          </table:table-cell>
          <table:table-cell table:style-name="Default" table:formula="oooc:=VLOOKUP(INT(([.D71]+9)/10);[.A44:.B272];2)&amp;&quot; - Day &quot;&amp;(MOD([.D71]-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71]+9)/10)&amp;&quot;-&quot;&amp;(MOD([.D71]-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71]&amp;&quot;.passed.text'&quot;" office:value-type="string" office:string-value="'layout': 'outro', 'text': 'def/17.def.passed.text'">
            <text:p>'layout': 'outro', 'text': 'def/17.def.passed.text'</text:p>
          </table:table-cell>
          <table:table-cell table:style-name="Default" table:formula="oooc:=&quot;'layout': 'outro', 'text': '&quot;&amp;[.B71]&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72]&gt;9;&quot;&quot;;&quot;0&quot;)&amp;([.D72])&amp;&quot;.def&quot;" office:value-type="string" office:string-value="def/18.def">
            <text:p>def/18.def</text:p>
          </table:table-cell>
          <table:table-cell table:style-name="Default" table:formula="oooc:=VLOOKUP(INT(([.D72]+9)/10);[.A45:.B273];2)&amp;&quot; - Day &quot;&amp;(MOD([.D72]-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72]+9)/10)&amp;&quot;-&quot;&amp;(MOD([.D72]-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72]&amp;&quot;.passed.text'&quot;" office:value-type="string" office:string-value="'layout': 'outro', 'text': 'def/18.def.passed.text'">
            <text:p>'layout': 'outro', 'text': 'def/18.def.passed.text'</text:p>
          </table:table-cell>
          <table:table-cell table:style-name="Default" table:formula="oooc:=&quot;'layout': 'outro', 'text': '&quot;&amp;[.B72]&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73]&gt;9;&quot;&quot;;&quot;0&quot;)&amp;([.D73])&amp;&quot;.def&quot;" office:value-type="string" office:string-value="def/19.def">
            <text:p>def/19.def</text:p>
          </table:table-cell>
          <table:table-cell table:style-name="Default" table:formula="oooc:=VLOOKUP(INT(([.D73]+9)/10);[.A46:.B274];2)&amp;&quot; - Day &quot;&amp;(MOD([.D73]-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73]+9)/10)&amp;&quot;-&quot;&amp;(MOD([.D73]-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73]&amp;&quot;.passed.text'&quot;" office:value-type="string" office:string-value="'layout': 'outro', 'text': 'def/19.def.passed.text'">
            <text:p>'layout': 'outro', 'text': 'def/19.def.passed.text'</text:p>
          </table:table-cell>
          <table:table-cell table:style-name="Default" table:formula="oooc:=&quot;'layout': 'outro', 'text': '&quot;&amp;[.B73]&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74]&gt;9;&quot;&quot;;&quot;0&quot;)&amp;([.D74])&amp;&quot;.def&quot;" office:value-type="string" office:string-value="def/20.def">
            <text:p>def/20.def</text:p>
          </table:table-cell>
          <table:table-cell table:style-name="Default" table:formula="oooc:=VLOOKUP(INT(([.D74]+9)/10);[.A47:.B275];2)&amp;&quot; - Day &quot;&amp;(MOD([.D74]-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74]+9)/10)&amp;&quot;-&quot;&amp;(MOD([.D74]-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74]&amp;&quot;.passed.text'&quot;" office:value-type="string" office:string-value="'layout': 'outro', 'text': 'def/20.def.passed.text'">
            <text:p>'layout': 'outro', 'text': 'def/20.def.passed.text'</text:p>
          </table:table-cell>
          <table:table-cell table:style-name="Default" table:formula="oooc:=&quot;'layout': 'outro', 'text': '&quot;&amp;[.B74]&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65]&amp;&quot;', '&quot;&amp;[.B66]&amp;&quot;', '&quot;&amp;[.B67]&amp;&quot;', '&quot;&amp;[.B68]&amp;&quot;', '&quot;&amp;[.B69]&amp;&quot;', '&quot;&amp;[.B70]&amp;&quot;', '&quot;&amp;[.B71]&amp;&quot;', '&quot;&amp;[.B72]&amp;&quot;', '&quot;&amp;[.B73]&amp;&quot;', '&quot;&amp;[.B74]&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3"/>
          <table:table-cell office:value-type="string">
            <text:p><text:s text:c="8"/>comic(Russian.intro) {</text:p>
          </table:table-cell>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3"/>
          <table:table-cell office:value-type="string">
            <text:p><text:s text:c="12"/>image = "comics.russian.intro"</text:p>
          </table:table-cell>
          <table:table-cell table:number-columns-repeated="248"/>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3"/>
          <table:table-cell office:value-type="string">
            <text:p><text:s text:c="12"/>button = "comics.play-button"</text:p>
          </table:table-cell>
          <table:table-cell table:number-columns-repeated="248"/>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3"/>
          <table:table-cell office:value-type="string">
            <text:p><text:s text:c="12"/>unlock = "Russian"</text:p>
          </table:table-cell>
          <table:table-cell table:number-columns-repeated="248"/>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3"/>
          <table:table-cell office:value-type="string">
            <text:p><text:s text:c="8"/>}</text:p>
          </table:table-cell>
          <table:table-cell table:number-columns-repeated="248"/>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98]&gt;9;&quot;&quot;;&quot;0&quot;)&amp;([.D98])&amp;&quot;.def&quot;" office:value-type="string" office:string-value="def/21.def">
            <text:p>def/21.def</text:p>
          </table:table-cell>
          <table:table-cell table:style-name="Default" table:formula="oooc:=VLOOKUP(INT(([.D98]+9)/10);[.A70:.B293];2)&amp;&quot; - Day &quot;&amp;(MOD([.D98]-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98]+9)/10)&amp;&quot;-&quot;&amp;(MOD([.D98]-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98]&amp;&quot;.passed.text'&quot;" office:value-type="string" office:string-value="'layout': 'outro', 'text': 'def/21.def.passed.text'">
            <text:p>'layout': 'outro', 'text': 'def/21.def.passed.text'</text:p>
          </table:table-cell>
          <table:table-cell table:style-name="Default" table:formula="oooc:=&quot;'layout': 'outro', 'text': '&quot;&amp;[.B98]&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99]&gt;9;&quot;&quot;;&quot;0&quot;)&amp;([.D99])&amp;&quot;.def&quot;" office:value-type="string" office:string-value="def/22.def">
            <text:p>def/22.def</text:p>
          </table:table-cell>
          <table:table-cell table:style-name="Default" table:formula="oooc:=VLOOKUP(INT(([.D99]+9)/10);[.A71:.B294];2)&amp;&quot; - Day &quot;&amp;(MOD([.D99]-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99]+9)/10)&amp;&quot;-&quot;&amp;(MOD([.D99]-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99]&amp;&quot;.passed.text'&quot;" office:value-type="string" office:string-value="'layout': 'outro', 'text': 'def/22.def.passed.text'">
            <text:p>'layout': 'outro', 'text': 'def/22.def.passed.text'</text:p>
          </table:table-cell>
          <table:table-cell table:style-name="Default" table:formula="oooc:=&quot;'layout': 'outro', 'text': '&quot;&amp;[.B99]&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00]&gt;9;&quot;&quot;;&quot;0&quot;)&amp;([.D100])&amp;&quot;.def&quot;" office:value-type="string" office:string-value="def/23.def">
            <text:p>def/23.def</text:p>
          </table:table-cell>
          <table:table-cell table:style-name="Default" table:formula="oooc:=VLOOKUP(INT(([.D100]+9)/10);[.A72:.B295];2)&amp;&quot; - Day &quot;&amp;(MOD([.D100]-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00]+9)/10)&amp;&quot;-&quot;&amp;(MOD([.D100]-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00]&amp;&quot;.passed.text'&quot;" office:value-type="string" office:string-value="'layout': 'outro', 'text': 'def/23.def.passed.text'">
            <text:p>'layout': 'outro', 'text': 'def/23.def.passed.text'</text:p>
          </table:table-cell>
          <table:table-cell table:style-name="Default" table:formula="oooc:=&quot;'layout': 'outro', 'text': '&quot;&amp;[.B100]&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01]&gt;9;&quot;&quot;;&quot;0&quot;)&amp;([.D101])&amp;&quot;.def&quot;" office:value-type="string" office:string-value="def/24.def">
            <text:p>def/24.def</text:p>
          </table:table-cell>
          <table:table-cell table:style-name="Default" table:formula="oooc:=VLOOKUP(INT(([.D101]+9)/10);[.A73:.B296];2)&amp;&quot; - Day &quot;&amp;(MOD([.D101]-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01]+9)/10)&amp;&quot;-&quot;&amp;(MOD([.D101]-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01]&amp;&quot;.passed.text'&quot;" office:value-type="string" office:string-value="'layout': 'outro', 'text': 'def/24.def.passed.text'">
            <text:p>'layout': 'outro', 'text': 'def/24.def.passed.text'</text:p>
          </table:table-cell>
          <table:table-cell table:style-name="Default" table:formula="oooc:=&quot;'layout': 'outro', 'text': '&quot;&amp;[.B101]&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02]&gt;9;&quot;&quot;;&quot;0&quot;)&amp;([.D102])&amp;&quot;.def&quot;" office:value-type="string" office:string-value="def/25.def">
            <text:p>def/25.def</text:p>
          </table:table-cell>
          <table:table-cell table:style-name="Default" table:formula="oooc:=VLOOKUP(INT(([.D102]+9)/10);[.A74:.B297];2)&amp;&quot; - Day &quot;&amp;(MOD([.D102]-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02]+9)/10)&amp;&quot;-&quot;&amp;(MOD([.D102]-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02]&amp;&quot;.passed.text'&quot;" office:value-type="string" office:string-value="'layout': 'outro', 'text': 'def/25.def.passed.text'">
            <text:p>'layout': 'outro', 'text': 'def/25.def.passed.text'</text:p>
          </table:table-cell>
          <table:table-cell table:style-name="Default" table:formula="oooc:=&quot;'layout': 'outro', 'text': '&quot;&amp;[.B102]&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03]&gt;9;&quot;&quot;;&quot;0&quot;)&amp;([.D103])&amp;&quot;.def&quot;" office:value-type="string" office:string-value="def/26.def">
            <text:p>def/26.def</text:p>
          </table:table-cell>
          <table:table-cell table:style-name="Default" table:formula="oooc:=VLOOKUP(INT(([.D103]+9)/10);[.A75:.B298];2)&amp;&quot; - Day &quot;&amp;(MOD([.D103]-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03]+9)/10)&amp;&quot;-&quot;&amp;(MOD([.D103]-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03]&amp;&quot;.passed.text'&quot;" office:value-type="string" office:string-value="'layout': 'outro', 'text': 'def/26.def.passed.text'">
            <text:p>'layout': 'outro', 'text': 'def/26.def.passed.text'</text:p>
          </table:table-cell>
          <table:table-cell table:style-name="Default" table:formula="oooc:=&quot;'layout': 'outro', 'text': '&quot;&amp;[.B103]&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04]&gt;9;&quot;&quot;;&quot;0&quot;)&amp;([.D104])&amp;&quot;.def&quot;" office:value-type="string" office:string-value="def/27.def">
            <text:p>def/27.def</text:p>
          </table:table-cell>
          <table:table-cell table:style-name="Default" table:formula="oooc:=VLOOKUP(INT(([.D104]+9)/10);[.A76:.B299];2)&amp;&quot; - Day &quot;&amp;(MOD([.D104]-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04]+9)/10)&amp;&quot;-&quot;&amp;(MOD([.D104]-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04]&amp;&quot;.passed.text'&quot;" office:value-type="string" office:string-value="'layout': 'outro', 'text': 'def/27.def.passed.text'">
            <text:p>'layout': 'outro', 'text': 'def/27.def.passed.text'</text:p>
          </table:table-cell>
          <table:table-cell table:style-name="Default" table:formula="oooc:=&quot;'layout': 'outro', 'text': '&quot;&amp;[.B104]&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05]&gt;9;&quot;&quot;;&quot;0&quot;)&amp;([.D105])&amp;&quot;.def&quot;" office:value-type="string" office:string-value="def/28.def">
            <text:p>def/28.def</text:p>
          </table:table-cell>
          <table:table-cell table:style-name="Default" table:formula="oooc:=VLOOKUP(INT(([.D105]+9)/10);[.A77:.B300];2)&amp;&quot; - Day &quot;&amp;(MOD([.D105]-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05]+9)/10)&amp;&quot;-&quot;&amp;(MOD([.D105]-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05]&amp;&quot;.passed.text'&quot;" office:value-type="string" office:string-value="'layout': 'outro', 'text': 'def/28.def.passed.text'">
            <text:p>'layout': 'outro', 'text': 'def/28.def.passed.text'</text:p>
          </table:table-cell>
          <table:table-cell table:style-name="Default" table:formula="oooc:=&quot;'layout': 'outro', 'text': '&quot;&amp;[.B105]&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06]&gt;9;&quot;&quot;;&quot;0&quot;)&amp;([.D106])&amp;&quot;.def&quot;" office:value-type="string" office:string-value="def/29.def">
            <text:p>def/29.def</text:p>
          </table:table-cell>
          <table:table-cell table:style-name="Default" table:formula="oooc:=VLOOKUP(INT(([.D106]+9)/10);[.A78:.B301];2)&amp;&quot; - Day &quot;&amp;(MOD([.D106]-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06]+9)/10)&amp;&quot;-&quot;&amp;(MOD([.D106]-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06]&amp;&quot;.passed.text'&quot;" office:value-type="string" office:string-value="'layout': 'outro', 'text': 'def/29.def.passed.text'">
            <text:p>'layout': 'outro', 'text': 'def/29.def.passed.text'</text:p>
          </table:table-cell>
          <table:table-cell table:style-name="Default" table:formula="oooc:=&quot;'layout': 'outro', 'text': '&quot;&amp;[.B106]&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07]&gt;9;&quot;&quot;;&quot;0&quot;)&amp;([.D107])&amp;&quot;.def&quot;" office:value-type="string" office:string-value="def/30.def">
            <text:p>def/30.def</text:p>
          </table:table-cell>
          <table:table-cell table:style-name="Default" table:formula="oooc:=VLOOKUP(INT(([.D107]+9)/10);[.A79:.B302];2)&amp;&quot; - Day &quot;&amp;(MOD([.D107]-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07]+9)/10)&amp;&quot;-&quot;&amp;(MOD([.D107]-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07]&amp;&quot;.passed.text'&quot;" office:value-type="string" office:string-value="'layout': 'outro', 'text': 'def/30.def.passed.text'">
            <text:p>'layout': 'outro', 'text': 'def/30.def.passed.text'</text:p>
          </table:table-cell>
          <table:table-cell table:style-name="Default" table:formula="oooc:=&quot;'layout': 'outro', 'text': '&quot;&amp;[.B107]&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98]&amp;&quot;', '&quot;&amp;[.B99]&amp;&quot;', '&quot;&amp;[.B100]&amp;&quot;', '&quot;&amp;[.B101]&amp;&quot;', '&quot;&amp;[.B102]&amp;&quot;', '&quot;&amp;[.B103]&amp;&quot;', '&quot;&amp;[.B104]&amp;&quot;', '&quot;&amp;[.B105]&amp;&quot;', '&quot;&amp;[.B106]&amp;&quot;', '&quot;&amp;[.B107]&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3"/>
          <table:table-cell office:value-type="string">
            <text:p><text:s text:c="8"/>comic(Japanese.intro) {</text:p>
          </table:table-cell>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3"/>
          <table:table-cell office:value-type="string">
            <text:p><text:s text:c="12"/>image = "comics.japanese.intro"</text:p>
          </table:table-cell>
          <table:table-cell table:number-columns-repeated="248"/>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3"/>
          <table:table-cell office:value-type="string">
            <text:p><text:s text:c="12"/>button = "comics.play-button"</text:p>
          </table:table-cell>
          <table:table-cell table:number-columns-repeated="248"/>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3"/>
          <table:table-cell office:value-type="string">
            <text:p><text:s text:c="12"/>unlock = "Japanese"</text:p>
          </table:table-cell>
          <table:table-cell table:number-columns-repeated="248"/>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3"/>
          <table:table-cell office:value-type="string">
            <text:p><text:s text:c="8"/>}</text:p>
          </table:table-cell>
          <table:table-cell table:number-columns-repeated="248"/>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1]&gt;9;&quot;&quot;;&quot;0&quot;)&amp;([.D131])&amp;&quot;.def&quot;" office:value-type="string" office:string-value="def/31.def">
            <text:p>def/31.def</text:p>
          </table:table-cell>
          <table:table-cell table:style-name="Default" table:formula="oooc:=VLOOKUP(INT(([.D131]+9)/10);[.A103:.B320];2)&amp;&quot; - Day &quot;&amp;(MOD([.D131]-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31]+9)/10)&amp;&quot;-&quot;&amp;(MOD([.D131]-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31]&amp;&quot;.passed.text'&quot;" office:value-type="string" office:string-value="'layout': 'outro', 'text': 'def/31.def.passed.text'">
            <text:p>'layout': 'outro', 'text': 'def/31.def.passed.text'</text:p>
          </table:table-cell>
          <table:table-cell table:style-name="Default" table:formula="oooc:=&quot;'layout': 'outro', 'text': '&quot;&amp;[.B131]&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32]&gt;9;&quot;&quot;;&quot;0&quot;)&amp;([.D132])&amp;&quot;.def&quot;" office:value-type="string" office:string-value="def/32.def">
            <text:p>def/32.def</text:p>
          </table:table-cell>
          <table:table-cell table:style-name="Default" table:formula="oooc:=VLOOKUP(INT(([.D132]+9)/10);[.A104:.B321];2)&amp;&quot; - Day &quot;&amp;(MOD([.D132]-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32]+9)/10)&amp;&quot;-&quot;&amp;(MOD([.D132]-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32]&amp;&quot;.passed.text'&quot;" office:value-type="string" office:string-value="'layout': 'outro', 'text': 'def/32.def.passed.text'">
            <text:p>'layout': 'outro', 'text': 'def/32.def.passed.text'</text:p>
          </table:table-cell>
          <table:table-cell table:style-name="Default" table:formula="oooc:=&quot;'layout': 'outro', 'text': '&quot;&amp;[.B132]&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33]&gt;9;&quot;&quot;;&quot;0&quot;)&amp;([.D133])&amp;&quot;.def&quot;" office:value-type="string" office:string-value="def/33.def">
            <text:p>def/33.def</text:p>
          </table:table-cell>
          <table:table-cell table:style-name="Default" table:formula="oooc:=VLOOKUP(INT(([.D133]+9)/10);[.A105:.B322];2)&amp;&quot; - Day &quot;&amp;(MOD([.D133]-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33]+9)/10)&amp;&quot;-&quot;&amp;(MOD([.D133]-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33]&amp;&quot;.passed.text'&quot;" office:value-type="string" office:string-value="'layout': 'outro', 'text': 'def/33.def.passed.text'">
            <text:p>'layout': 'outro', 'text': 'def/33.def.passed.text'</text:p>
          </table:table-cell>
          <table:table-cell table:style-name="Default" table:formula="oooc:=&quot;'layout': 'outro', 'text': '&quot;&amp;[.B133]&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34]&gt;9;&quot;&quot;;&quot;0&quot;)&amp;([.D134])&amp;&quot;.def&quot;" office:value-type="string" office:string-value="def/34.def">
            <text:p>def/34.def</text:p>
          </table:table-cell>
          <table:table-cell table:style-name="Default" table:formula="oooc:=VLOOKUP(INT(([.D134]+9)/10);[.A106:.B323];2)&amp;&quot; - Day &quot;&amp;(MOD([.D134]-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34]+9)/10)&amp;&quot;-&quot;&amp;(MOD([.D134]-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34]&amp;&quot;.passed.text'&quot;" office:value-type="string" office:string-value="'layout': 'outro', 'text': 'def/34.def.passed.text'">
            <text:p>'layout': 'outro', 'text': 'def/34.def.passed.text'</text:p>
          </table:table-cell>
          <table:table-cell table:style-name="Default" table:formula="oooc:=&quot;'layout': 'outro', 'text': '&quot;&amp;[.B134]&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35]&gt;9;&quot;&quot;;&quot;0&quot;)&amp;([.D135])&amp;&quot;.def&quot;" office:value-type="string" office:string-value="def/35.def">
            <text:p>def/35.def</text:p>
          </table:table-cell>
          <table:table-cell table:style-name="Default" table:formula="oooc:=VLOOKUP(INT(([.D135]+9)/10);[.A107:.B324];2)&amp;&quot; - Day &quot;&amp;(MOD([.D135]-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35]+9)/10)&amp;&quot;-&quot;&amp;(MOD([.D135]-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35]&amp;&quot;.passed.text'&quot;" office:value-type="string" office:string-value="'layout': 'outro', 'text': 'def/35.def.passed.text'">
            <text:p>'layout': 'outro', 'text': 'def/35.def.passed.text'</text:p>
          </table:table-cell>
          <table:table-cell table:style-name="Default" table:formula="oooc:=&quot;'layout': 'outro', 'text': '&quot;&amp;[.B135]&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36.def">
            <text:p>def/36.def</text:p>
          </table:table-cell>
          <table:table-cell table:style-name="Default" table:formula="oooc:=VLOOKUP(INT(([.D136]+9)/10);[.A108:.B325];2)&amp;&quot; - Day &quot;&amp;(MOD([.D136]-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36]+9)/10)&amp;&quot;-&quot;&amp;(MOD([.D136]-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36]&amp;&quot;.passed.text'&quot;" office:value-type="string" office:string-value="'layout': 'outro', 'text': 'def/36.def.passed.text'">
            <text:p>'layout': 'outro', 'text': 'def/36.def.passed.text'</text:p>
          </table:table-cell>
          <table:table-cell table:style-name="Default" table:formula="oooc:=&quot;'layout': 'outro', 'text': '&quot;&amp;[.B136]&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37.def">
            <text:p>def/37.def</text:p>
          </table:table-cell>
          <table:table-cell table:style-name="Default" table:formula="oooc:=VLOOKUP(INT(([.D137]+9)/10);[.A109:.B326];2)&amp;&quot; - Day &quot;&amp;(MOD([.D137]-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37]+9)/10)&amp;&quot;-&quot;&amp;(MOD([.D137]-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37]&amp;&quot;.passed.text'&quot;" office:value-type="string" office:string-value="'layout': 'outro', 'text': 'def/37.def.passed.text'">
            <text:p>'layout': 'outro', 'text': 'def/37.def.passed.text'</text:p>
          </table:table-cell>
          <table:table-cell table:style-name="Default" table:formula="oooc:=&quot;'layout': 'outro', 'text': '&quot;&amp;[.B137]&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38.def">
            <text:p>def/38.def</text:p>
          </table:table-cell>
          <table:table-cell table:style-name="Default" table:formula="oooc:=VLOOKUP(INT(([.D138]+9)/10);[.A110:.B327];2)&amp;&quot; - Day &quot;&amp;(MOD([.D138]-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38]+9)/10)&amp;&quot;-&quot;&amp;(MOD([.D138]-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38]&amp;&quot;.passed.text'&quot;" office:value-type="string" office:string-value="'layout': 'outro', 'text': 'def/38.def.passed.text'">
            <text:p>'layout': 'outro', 'text': 'def/38.def.passed.text'</text:p>
          </table:table-cell>
          <table:table-cell table:style-name="Default" table:formula="oooc:=&quot;'layout': 'outro', 'text': '&quot;&amp;[.B138]&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39.def">
            <text:p>def/39.def</text:p>
          </table:table-cell>
          <table:table-cell table:style-name="Default" table:formula="oooc:=VLOOKUP(INT(([.D139]+9)/10);[.A111:.B328];2)&amp;&quot; - Day &quot;&amp;(MOD([.D139]-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39]+9)/10)&amp;&quot;-&quot;&amp;(MOD([.D139]-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39]&amp;&quot;.passed.text'&quot;" office:value-type="string" office:string-value="'layout': 'outro', 'text': 'def/39.def.passed.text'">
            <text:p>'layout': 'outro', 'text': 'def/39.def.passed.text'</text:p>
          </table:table-cell>
          <table:table-cell table:style-name="Default" table:formula="oooc:=&quot;'layout': 'outro', 'text': '&quot;&amp;[.B139]&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40.def">
            <text:p>def/40.def</text:p>
          </table:table-cell>
          <table:table-cell table:style-name="Default" table:formula="oooc:=VLOOKUP(INT(([.D140]+9)/10);[.A112:.B329];2)&amp;&quot; - Day &quot;&amp;(MOD([.D140]-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40]+9)/10)&amp;&quot;-&quot;&amp;(MOD([.D140]-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40]&amp;&quot;.passed.text'&quot;" office:value-type="string" office:string-value="'layout': 'outro', 'text': 'def/40.def.passed.text'">
            <text:p>'layout': 'outro', 'text': 'def/40.def.passed.text'</text:p>
          </table:table-cell>
          <table:table-cell table:style-name="Default" table:formula="oooc:=&quot;'layout': 'outro', 'text': '&quot;&amp;[.B140]&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31]&amp;&quot;', '&quot;&amp;[.B132]&amp;&quot;', '&quot;&amp;[.B133]&amp;&quot;', '&quot;&amp;[.B134]&amp;&quot;', '&quot;&amp;[.B135]&amp;&quot;', '&quot;&amp;[.B136]&amp;&quot;', '&quot;&amp;[.B137]&amp;&quot;', '&quot;&amp;[.B138]&amp;&quot;', '&quot;&amp;[.B139]&amp;&quot;', '&quot;&amp;[.B140]&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3"/>
          <table:table-cell office:value-type="string">
            <text:p><text:s text:c="8"/>comic(Hawaiian.intro) {</text:p>
          </table:table-cell>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3"/>
          <table:table-cell office:value-type="string">
            <text:p><text:s text:c="12"/>image = "comics.hawaiian.intro"</text:p>
          </table:table-cell>
          <table:table-cell table:number-columns-repeated="248"/>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3"/>
          <table:table-cell office:value-type="string">
            <text:p><text:s text:c="12"/>button = "comics.play-button"</text:p>
          </table:table-cell>
          <table:table-cell table:number-columns-repeated="248"/>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3"/>
          <table:table-cell office:value-type="string">
            <text:p><text:s text:c="12"/>unlock = "Hawaiian"</text:p>
          </table:table-cell>
          <table:table-cell table:number-columns-repeated="248"/>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3"/>
          <table:table-cell office:value-type="string">
            <text:p><text:s text:c="8"/>}</text:p>
          </table:table-cell>
          <table:table-cell table:number-columns-repeated="248"/>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5]&gt;9;&quot;&quot;;&quot;0&quot;)&amp;([.D165])&amp;&quot;.def&quot;" office:value-type="string" office:string-value="def/41.def">
            <text:p>def/41.def</text:p>
          </table:table-cell>
          <table:table-cell table:style-name="Default" table:formula="oooc:=VLOOKUP(INT(([.D165]+9)/10);[.A136:.B347];2)&amp;&quot; - Day &quot;&amp;(MOD([.D165]-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165]+9)/10)&amp;&quot;-&quot;&amp;(MOD([.D165]-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65]&amp;&quot;.passed.text'&quot;" office:value-type="string" office:string-value="'layout': 'outro', 'text': 'def/41.def.passed.text'">
            <text:p>'layout': 'outro', 'text': 'def/41.def.passed.text'</text:p>
          </table:table-cell>
          <table:table-cell table:style-name="Default" table:formula="oooc:=&quot;'layout': 'outro', 'text': '&quot;&amp;[.B165]&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42.def">
            <text:p>def/42.def</text:p>
          </table:table-cell>
          <table:table-cell table:style-name="Default" table:formula="oooc:=VLOOKUP(INT(([.D166]+9)/10);[.A137:.B348];2)&amp;&quot; - Day &quot;&amp;(MOD([.D166]-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166]+9)/10)&amp;&quot;-&quot;&amp;(MOD([.D166]-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66]&amp;&quot;.passed.text'&quot;" office:value-type="string" office:string-value="'layout': 'outro', 'text': 'def/42.def.passed.text'">
            <text:p>'layout': 'outro', 'text': 'def/42.def.passed.text'</text:p>
          </table:table-cell>
          <table:table-cell table:style-name="Default" table:formula="oooc:=&quot;'layout': 'outro', 'text': '&quot;&amp;[.B166]&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43.def">
            <text:p>def/43.def</text:p>
          </table:table-cell>
          <table:table-cell table:style-name="Default" table:formula="oooc:=VLOOKUP(INT(([.D167]+9)/10);[.A138:.B349];2)&amp;&quot; - Day &quot;&amp;(MOD([.D167]-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167]+9)/10)&amp;&quot;-&quot;&amp;(MOD([.D167]-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67]&amp;&quot;.passed.text'&quot;" office:value-type="string" office:string-value="'layout': 'outro', 'text': 'def/43.def.passed.text'">
            <text:p>'layout': 'outro', 'text': 'def/43.def.passed.text'</text:p>
          </table:table-cell>
          <table:table-cell table:style-name="Default" table:formula="oooc:=&quot;'layout': 'outro', 'text': '&quot;&amp;[.B167]&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44.def">
            <text:p>def/44.def</text:p>
          </table:table-cell>
          <table:table-cell table:style-name="Default" table:formula="oooc:=VLOOKUP(INT(([.D168]+9)/10);[.A139:.B350];2)&amp;&quot; - Day &quot;&amp;(MOD([.D168]-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168]+9)/10)&amp;&quot;-&quot;&amp;(MOD([.D168]-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68]&amp;&quot;.passed.text'&quot;" office:value-type="string" office:string-value="'layout': 'outro', 'text': 'def/44.def.passed.text'">
            <text:p>'layout': 'outro', 'text': 'def/44.def.passed.text'</text:p>
          </table:table-cell>
          <table:table-cell table:style-name="Default" table:formula="oooc:=&quot;'layout': 'outro', 'text': '&quot;&amp;[.B168]&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45.def">
            <text:p>def/45.def</text:p>
          </table:table-cell>
          <table:table-cell table:style-name="Default" table:formula="oooc:=VLOOKUP(INT(([.D169]+9)/10);[.A140:.B351];2)&amp;&quot; - Day &quot;&amp;(MOD([.D169]-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169]+9)/10)&amp;&quot;-&quot;&amp;(MOD([.D169]-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69]&amp;&quot;.passed.text'&quot;" office:value-type="string" office:string-value="'layout': 'outro', 'text': 'def/45.def.passed.text'">
            <text:p>'layout': 'outro', 'text': 'def/45.def.passed.text'</text:p>
          </table:table-cell>
          <table:table-cell table:style-name="Default" table:formula="oooc:=&quot;'layout': 'outro', 'text': '&quot;&amp;[.B169]&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46.def">
            <text:p>def/46.def</text:p>
          </table:table-cell>
          <table:table-cell table:style-name="Default" table:formula="oooc:=VLOOKUP(INT(([.D170]+9)/10);[.A141:.B352];2)&amp;&quot; - Day &quot;&amp;(MOD([.D170]-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170]+9)/10)&amp;&quot;-&quot;&amp;(MOD([.D170]-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70]&amp;&quot;.passed.text'&quot;" office:value-type="string" office:string-value="'layout': 'outro', 'text': 'def/46.def.passed.text'">
            <text:p>'layout': 'outro', 'text': 'def/46.def.passed.text'</text:p>
          </table:table-cell>
          <table:table-cell table:style-name="Default" table:formula="oooc:=&quot;'layout': 'outro', 'text': '&quot;&amp;[.B170]&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47.def">
            <text:p>def/47.def</text:p>
          </table:table-cell>
          <table:table-cell table:style-name="Default" table:formula="oooc:=VLOOKUP(INT(([.D171]+9)/10);[.A142:.B353];2)&amp;&quot; - Day &quot;&amp;(MOD([.D171]-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171]+9)/10)&amp;&quot;-&quot;&amp;(MOD([.D171]-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71]&amp;&quot;.passed.text'&quot;" office:value-type="string" office:string-value="'layout': 'outro', 'text': 'def/47.def.passed.text'">
            <text:p>'layout': 'outro', 'text': 'def/47.def.passed.text'</text:p>
          </table:table-cell>
          <table:table-cell table:style-name="Default" table:formula="oooc:=&quot;'layout': 'outro', 'text': '&quot;&amp;[.B171]&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48.def">
            <text:p>def/48.def</text:p>
          </table:table-cell>
          <table:table-cell table:style-name="Default" table:formula="oooc:=VLOOKUP(INT(([.D172]+9)/10);[.A143:.B354];2)&amp;&quot; - Day &quot;&amp;(MOD([.D172]-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172]+9)/10)&amp;&quot;-&quot;&amp;(MOD([.D172]-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72]&amp;&quot;.passed.text'&quot;" office:value-type="string" office:string-value="'layout': 'outro', 'text': 'def/48.def.passed.text'">
            <text:p>'layout': 'outro', 'text': 'def/48.def.passed.text'</text:p>
          </table:table-cell>
          <table:table-cell table:style-name="Default" table:formula="oooc:=&quot;'layout': 'outro', 'text': '&quot;&amp;[.B172]&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9.def">
            <text:p>def/49.def</text:p>
          </table:table-cell>
          <table:table-cell table:style-name="Default" table:formula="oooc:=VLOOKUP(INT(([.D173]+9)/10);[.A144:.B355];2)&amp;&quot; - Day &quot;&amp;(MOD([.D173]-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173]+9)/10)&amp;&quot;-&quot;&amp;(MOD([.D173]-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73]&amp;&quot;.passed.text'&quot;" office:value-type="string" office:string-value="'layout': 'outro', 'text': 'def/49.def.passed.text'">
            <text:p>'layout': 'outro', 'text': 'def/49.def.passed.text'</text:p>
          </table:table-cell>
          <table:table-cell table:style-name="Default" table:formula="oooc:=&quot;'layout': 'outro', 'text': '&quot;&amp;[.B173]&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74]&gt;9;&quot;&quot;;&quot;0&quot;)&amp;([.D174])&amp;&quot;.def&quot;" office:value-type="string" office:string-value="def/50.def">
            <text:p>def/50.def</text:p>
          </table:table-cell>
          <table:table-cell table:style-name="Default" table:formula="oooc:=VLOOKUP(INT(([.D174]+9)/10);[.A145:.B356];2)&amp;&quot; - Day &quot;&amp;(MOD([.D174]-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174]+9)/10)&amp;&quot;-&quot;&amp;(MOD([.D174]-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74]&amp;&quot;.passed.text'&quot;" office:value-type="string" office:string-value="'layout': 'outro', 'text': 'def/50.def.passed.text'">
            <text:p>'layout': 'outro', 'text': 'def/50.def.passed.text'</text:p>
          </table:table-cell>
          <table:table-cell table:style-name="Default" table:formula="oooc:=&quot;'layout': 'outro', 'text': '&quot;&amp;[.B174]&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20"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65]&amp;&quot;', '&quot;&amp;[.B166]&amp;&quot;', '&quot;&amp;[.B167]&amp;&quot;', '&quot;&amp;[.B168]&amp;&quot;', '&quot;&amp;[.B169]&amp;&quot;', '&quot;&amp;[.B170]&amp;&quot;', '&quot;&amp;[.B171]&amp;&quot;', '&quot;&amp;[.B172]&amp;&quot;', '&quot;&amp;[.B173]&amp;&quot;', '&quot;&amp;[.B174]&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20"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20"/>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20"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45, 'xy': (55, 360) }, 'Emma': { 'score': 35, 'xy': (350, 265) }, 'Jenny': { 'score': 1, 'xy': (130, 570) }, 'Lora': { 'score': 50, 'xy': (200, 260) }, 'Marty': { 'score': 30, 'xy': (417, 285) }, 'Max': { 'score': 40, 'xy': (270, 250) }, 'Ronald': { 'score': 95, 'xy': (60, 490) }, 'Steve': { 'score': 60, 'xy': (127, 285) }, }&quot; }">
            <text:p><text:s text:c="8"/>episode(American) { people= "{'Elisa': { 'score': 45, 'xy': (55, 360) }, 'Emma': { 'score': 35, 'xy': (350, 265) }, 'Jenny': { 'score': 1, 'xy': (130, 570) }, 'Lora': { 'score': 50, 'xy': (200, 260) }, 'Marty': { 'score': 30, 'xy': (417, 285) }, 'Max': { 'score': 40, 'xy': (270, 250) }, 'Ronald': { 'score': 95, 'xy': (60, 490) }, 'Steve': { 'score': 60,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0, 'xy': (60, 370) }, 'Erica': { 'score': 35, 'xy': (65, 505) }, 'Jenny': { 'score': 1, 'xy': (130, 580) }, 'Lora': { 'score': 45, 'xy': (280, 245) }, 'Michael': { 'score': 55, 'xy': (195, 260) }, 'Nina': { 'score': 70, 'xy': (420, 295) }, 'Ronald': { 'score': 95, 'xy': (120, 295) }, 'Steve': { 'score': 30, 'xy': (355, 260) }, }&quot; }">
            <text:p><text:s text:c="8"/>episode(Mexican) { people= "{'Alex': { 'score': 40, 'xy': (60, 370) }, 'Erica': { 'score': 35, 'xy': (65, 505) }, 'Jenny': { 'score': 1, 'xy': (130, 580) }, 'Lora': { 'score': 45, 'xy': (280, 245) }, 'Michael': { 'score': 55, 'xy': (195, 260) }, 'Nina': { 'score': 70, 'xy': (420, 295) }, 'Ronald': { 'score': 95, 'xy': (120, 295) }, 'Steve': { 'score': 30,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0, 'xy': (195, 260) }, 'Angela': { 'score': 45, 'xy': (125, 290) }, 'Jenny': { 'score': 1, 'xy': (130, 580) }, 'Michael': { 'score': 40, 'xy': (60, 360) }, 'Naomi': { 'score': 65, 'xy': (280, 250) }, 'Nina': { 'score': 35, 'xy': (435, 320) }, 'Ronald': { 'score': 95, 'xy': (60, 495) }, 'Sam': { 'score': 30, 'xy': (360, 260) }, }&quot; }">
            <text:p><text:s text:c="8"/>episode(Russian) { people= "{'Alban': { 'score': 80, 'xy': (195, 260) }, 'Angela': { 'score': 45, 'xy': (125, 290) }, 'Jenny': { 'score': 1, 'xy': (130, 580) }, 'Michael': { 'score': 40, 'xy': (60, 360) }, 'Naomi': { 'score': 65, 'xy': (280, 250) }, 'Nina': { 'score': 35, 'xy': (435, 320) }, 'Ronald': { 'score': 95, 'xy': (60, 495) }, 'Sam': { 'score': 30,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5, 'xy': (270, 255) }, 'Jenny': { 'score': 1, 'xy': (130, 580) }, 'Mary': { 'score': 45, 'xy': (60, 365) }, 'Naomi': { 'score': 35, 'xy': (355, 265) }, 'Paula': { 'score': 90, 'xy': (195, 255) }, 'Peter': { 'score': 40, 'xy': (435, 325) }, 'Ronald': { 'score': 95, 'xy': (60, 495) }, 'Scott': { 'score': 30, 'xy': (115, 280) }, }&quot; }">
            <text:p><text:s text:c="8"/>episode(Japanese) { people= "{'Alban': { 'score': 85, 'xy': (270, 255) }, 'Jenny': { 'score': 1, 'xy': (130, 580) }, 'Mary': { 'score': 45, 'xy': (60, 365) }, 'Naomi': { 'score': 35, 'xy': (355, 265) }, 'Paula': { 'score': 90, 'xy': (195, 255) }, 'Peter': { 'score': 40, 'xy': (435, 325) }, 'Ronald': { 'score': 95, 'xy': (60, 495) }, 'Scott': { 'score': 30,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5, 'xy': (60, 350) }, }&quot; }">
            <text:p><text:s text:c="8"/>episode(Hawaiian) { people= "{'Jenny': { 'score': 1, 'xy': (60, 520) }, 'Ronald': { 'score': 95,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 { </text:p>
          </table:table-cell>
          <table:table-cell table:number-columns-repeated="253"/>
        </table:table-row>
        <table:table-row table:style-name="ro2">
          <table:table-cell office:value-type="string">
            <text:p>string</text:p>
          </table:table-cell>
          <table:table-cell office:value-type="string">
            <text:p><text:s text:c="12"/>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1) { </text:p>
          </table:table-cell>
          <table:table-cell table:style-name="Default" table:number-columns-repeated="253"/>
        </table:table-row>
        <table:table-row table:style-name="ro2">
          <table:table-cell office:value-type="string">
            <text:p>string</text:p>
          </table:table-cell>
          <table:table-cell office:value-type="string">
            <text:p><text:s text:c="12"/>textFont = "arial-italic-18" textXY = "(270,300)" textColor = "0x000000" </text:p>
          </table:table-cell>
          <table:table-cell table:style-name="Default"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2) { </text:p>
          </table:table-cell>
          <table:table-cell table:number-columns-repeated="253"/>
        </table:table-row>
        <table:table-row table:style-name="ro2">
          <table:table-cell office:value-type="string">
            <text:p>string</text:p>
          </table:table-cell>
          <table:table-cell office:value-type="string">
            <text:p><text:s text:c="12"/>textFont = "arial-italic-18" textXY = "(270,325)"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3) {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12"/>textFont = "arial-italic-18" textXY = "(270,350)" textColor = "0x000000"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12"/>textFont = "arial-italic-18" textXY = "(270,375)" textColor = "0x000000"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5) { </text:p>
          </table:table-cell>
          <table:table-cell table:number-columns-repeated="253"/>
        </table:table-row>
        <table:table-row table:style-name="ro2">
          <table:table-cell office:value-type="string">
            <text:p>string</text:p>
          </table:table-cell>
          <table:table-cell office:value-type="string">
            <text:p><text:s text:c="12"/>textFont = "arial-italic-18" textXY = "(270,40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6) { </text:p>
          </table:table-cell>
          <table:table-cell table:number-columns-repeated="253"/>
        </table:table-row>
        <table:table-row table:style-name="ro2">
          <table:table-cell office:value-type="string">
            <text:p>string</text:p>
          </table:table-cell>
          <table:table-cell office:value-type="string">
            <text:p><text:s text:c="12"/>textFont = "arial-italic-18" textXY = "(270,425)"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7) { </text:p>
          </table:table-cell>
          <table:table-cell table:number-columns-repeated="253"/>
        </table:table-row>
        <table:table-row table:style-name="ro2">
          <table:table-cell office:value-type="string">
            <text:p>string</text:p>
          </table:table-cell>
          <table:table-cell office:value-type="string">
            <text:p><text:s text:c="12"/>textFont = "arial-italic-18" textXY = "(270,45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table:number-columns-repeated="255"/>
        </table:table-row>
        <table:table-row table:style-name="ro2" table:number-rows-repeated="2">
          <table:table-cell table:style-name="Default" table:number-columns-repeated="2"/>
          <table:table-cell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272">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0">
            <text:p>80</text:p>
          </table:table-cell>
          <table:table-cell table:style-name="ce184" office:value-type="float" office:value="85">
            <text:p>85</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0">
            <text:p>40</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45">
            <text:p>45</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45">
            <text:p>45</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35">
            <text:p>35</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35">
            <text:p>35</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50">
            <text:p>50</text:p>
          </table:table-cell>
          <table:table-cell table:style-name="ce184" office:value-type="float" office:value="45">
            <text:p>45</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0">
            <text:p>30</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45">
            <text:p>45</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0">
            <text:p>40</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55">
            <text:p>55</text:p>
          </table:table-cell>
          <table:table-cell table:style-name="ce184" office:value-type="float" office:value="40">
            <text:p>40</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65">
            <text:p>65</text:p>
          </table:table-cell>
          <table:table-cell table:style-name="ce184" office:value-type="float" office:value="35">
            <text:p>35</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0">
            <text:p>70</text:p>
          </table:table-cell>
          <table:table-cell table:style-name="ce184" office:value-type="float" office:value="35">
            <text:p>35</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0">
            <text:p>90</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0">
            <text:p>40</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5">
            <text:p>95</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0">
            <text:p>30</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0">
            <text:p>30</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0">
            <text:p>60</text:p>
          </table:table-cell>
          <table:table-cell table:style-name="ce184" office:value-type="float" office:value="30">
            <text:p>30</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45, 'xy': (55, 360) }, 'Emma': { 'score': 35, 'xy': (350, 265) }, 'Jenny': { 'score': 1, 'xy': (130, 570) }, 'Lora': { 'score': 50, 'xy': (200, 260) }, 'Marty': { 'score': 30, 'xy': (417, 285) }, 'Max': { 'score': 40, 'xy': (270, 250) }, 'Ronald': { 'score': 95, 'xy': (60, 490) }, 'Steve': { 'score': 60, 'xy': (127, 285) }, ">
            <text:p>'Elisa': { 'score': 45, 'xy': (55, 360) }, 'Emma': { 'score': 35, 'xy': (350, 265) }, 'Jenny': { 'score': 1, 'xy': (130, 570) }, 'Lora': { 'score': 50, 'xy': (200, 260) }, 'Marty': { 'score': 30, 'xy': (417, 285) }, 'Max': { 'score': 40, 'xy': (270, 250) }, 'Ronald': { 'score': 95, 'xy': (60, 490) }, 'Steve': { 'score': 60, 'xy': (127, 285) }, </text:p>
          </table:table-cell>
          <table:table-cell table:formula="oooc:=CONCATENATE([.C52];[.C53];[.C54];[.C55];[.C56];[.C57];[.C58];[.C59];[.C60];[.C61];[.C62];[.C63];[.C64];[.C65];[.C66];[.C67];[.C68];[.C69];[.C70];[.C71])" office:value-type="string" office:string-value="'Alex': { 'score': 40, 'xy': (60, 370) }, 'Erica': { 'score': 35, 'xy': (65, 505) }, 'Jenny': { 'score': 1, 'xy': (130, 580) }, 'Lora': { 'score': 45, 'xy': (280, 245) }, 'Michael': { 'score': 55, 'xy': (195, 260) }, 'Nina': { 'score': 70, 'xy': (420, 295) }, 'Ronald': { 'score': 95, 'xy': (120, 295) }, 'Steve': { 'score': 30, 'xy': (355, 260) }, ">
            <text:p>'Alex': { 'score': 40, 'xy': (60, 370) }, 'Erica': { 'score': 35, 'xy': (65, 505) }, 'Jenny': { 'score': 1, 'xy': (130, 580) }, 'Lora': { 'score': 45, 'xy': (280, 245) }, 'Michael': { 'score': 55, 'xy': (195, 260) }, 'Nina': { 'score': 70, 'xy': (420, 295) }, 'Ronald': { 'score': 95, 'xy': (120, 295) }, 'Steve': { 'score': 30, 'xy': (355, 260) }, </text:p>
          </table:table-cell>
          <table:table-cell table:formula="oooc:=CONCATENATE([.D52];[.D53];[.D54];[.D55];[.D56];[.D57];[.D58];[.D59];[.D60];[.D61];[.D62];[.D63];[.D64];[.D65];[.D66];[.D67];[.D68];[.D69];[.D70];[.D71])" office:value-type="string" office:string-value="'Alban': { 'score': 80, 'xy': (195, 260) }, 'Angela': { 'score': 45, 'xy': (125, 290) }, 'Jenny': { 'score': 1, 'xy': (130, 580) }, 'Michael': { 'score': 40, 'xy': (60, 360) }, 'Naomi': { 'score': 65, 'xy': (280, 250) }, 'Nina': { 'score': 35, 'xy': (435, 320) }, 'Ronald': { 'score': 95, 'xy': (60, 495) }, 'Sam': { 'score': 30, 'xy': (360, 260) }, ">
            <text:p>'Alban': { 'score': 80, 'xy': (195, 260) }, 'Angela': { 'score': 45, 'xy': (125, 290) }, 'Jenny': { 'score': 1, 'xy': (130, 580) }, 'Michael': { 'score': 40, 'xy': (60, 360) }, 'Naomi': { 'score': 65, 'xy': (280, 250) }, 'Nina': { 'score': 35, 'xy': (435, 320) }, 'Ronald': { 'score': 95, 'xy': (60, 495) }, 'Sam': { 'score': 30, 'xy': (360, 260) }, </text:p>
          </table:table-cell>
          <table:table-cell table:formula="oooc:=CONCATENATE([.E52];[.E53];[.E54];[.E55];[.E56];[.E57];[.E58];[.E59];[.E60];[.E61];[.E62];[.E63];[.E64];[.E65];[.E66];[.E67];[.E68];[.E69];[.E70];[.E71])" office:value-type="string" office:string-value="'Alban': { 'score': 85, 'xy': (270, 255) }, 'Jenny': { 'score': 1, 'xy': (130, 580) }, 'Mary': { 'score': 45, 'xy': (60, 365) }, 'Naomi': { 'score': 35, 'xy': (355, 265) }, 'Paula': { 'score': 90, 'xy': (195, 255) }, 'Peter': { 'score': 40, 'xy': (435, 325) }, 'Ronald': { 'score': 95, 'xy': (60, 495) }, 'Scott': { 'score': 30, 'xy': (115, 280) }, ">
            <text:p>'Alban': { 'score': 85, 'xy': (270, 255) }, 'Jenny': { 'score': 1, 'xy': (130, 580) }, 'Mary': { 'score': 45, 'xy': (60, 365) }, 'Naomi': { 'score': 35, 'xy': (355, 265) }, 'Paula': { 'score': 90, 'xy': (195, 255) }, 'Peter': { 'score': 40, 'xy': (435, 325) }, 'Ronald': { 'score': 95, 'xy': (60, 495) }, 'Scott': { 'score': 30, 'xy': (115, 280) }, </text:p>
          </table:table-cell>
          <table:table-cell table:formula="oooc:=CONCATENATE([.F52];[.F53];[.F54];[.F55];[.F56];[.F57];[.F58];[.F59];[.F60];[.F61];[.F62];[.F63];[.F64];[.F65];[.F66];[.F67];[.F68];[.F69];[.F70];[.F71])" office:value-type="string" office:string-value="'Jenny': { 'score': 1, 'xy': (60, 520) }, 'Ronald': { 'score': 95, 'xy': (60, 350) }, ">
            <text:p>'Jenny': { 'score': 1, 'xy': (60, 520) }, 'Ronald': { 'score': 95,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0, 'xy': (195, 260) }, ">
            <text:p>'Alban': { 'score': 80, 'xy': (195, 260) }, </text:p>
          </table:table-cell>
          <table:table-cell table:formula="oooc:=IF([.E2]&gt;0;&quot;'&quot;&amp;[.A2]&amp;&quot;': { 'score': &quot;&amp;[.E2]&amp;&quot;, 'xy': (&quot;&amp;[.E32]&amp;&quot;) }, &quot;;&quot;&quot;)" office:value-type="string" office:string-value="'Alban': { 'score': 85, 'xy': (270, 255) }, ">
            <text:p>'Alban': { 'score': 85,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0, 'xy': (60, 370) }, ">
            <text:p>'Alex': { 'score': 40,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45, 'xy': (125, 290) }, ">
            <text:p>'Angela': { 'score': 45,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45, 'xy': (55, 360) }, ">
            <text:p>'Elisa': { 'score': 45,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35, 'xy': (350, 265) }, ">
            <text:p>'Emma': { 'score': 35,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35, 'xy': (65, 505) }, ">
            <text:p>'Erica': { 'score': 35,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50, 'xy': (200, 260) }, ">
            <text:p>'Lora': { 'score': 50, 'xy': (200, 260) }, </text:p>
          </table:table-cell>
          <table:table-cell table:formula="oooc:=IF([.C9]&gt;0;&quot;'&quot;&amp;[.A9]&amp;&quot;': { 'score': &quot;&amp;[.C9]&amp;&quot;, 'xy': (&quot;&amp;[.C39]&amp;&quot;) }, &quot;;&quot;&quot;)" office:value-type="string" office:string-value="'Lora': { 'score': 45, 'xy': (280, 245) }, ">
            <text:p>'Lora': { 'score': 45,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0, 'xy': (417, 285) }, ">
            <text:p>'Marty': { 'score': 30,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45, 'xy': (60, 365) }, ">
            <text:p>'Mary': { 'score': 45,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0, 'xy': (270, 250) }, ">
            <text:p>'Max': { 'score': 40,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55, 'xy': (195, 260) }, ">
            <text:p>'Michael': { 'score': 55, 'xy': (195, 260) }, </text:p>
          </table:table-cell>
          <table:table-cell table:formula="oooc:=IF([.D13]&gt;0;&quot;'&quot;&amp;[.A13]&amp;&quot;': { 'score': &quot;&amp;[.D13]&amp;&quot;, 'xy': (&quot;&amp;[.D43]&amp;&quot;) }, &quot;;&quot;&quot;)" office:value-type="string" office:string-value="'Michael': { 'score': 40, 'xy': (60, 360) }, ">
            <text:p>'Michael': { 'score': 40,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65, 'xy': (280, 250) }, ">
            <text:p>'Naomi': { 'score': 65, 'xy': (280, 250) }, </text:p>
          </table:table-cell>
          <table:table-cell table:formula="oooc:=IF([.E14]&gt;0;&quot;'&quot;&amp;[.A14]&amp;&quot;': { 'score': &quot;&amp;[.E14]&amp;&quot;, 'xy': (&quot;&amp;[.E44]&amp;&quot;) }, &quot;;&quot;&quot;)" office:value-type="string" office:string-value="'Naomi': { 'score': 35, 'xy': (355, 265) }, ">
            <text:p>'Naomi': { 'score': 35,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0, 'xy': (420, 295) }, ">
            <text:p>'Nina': { 'score': 70, 'xy': (420, 295) }, </text:p>
          </table:table-cell>
          <table:table-cell table:formula="oooc:=IF([.D15]&gt;0;&quot;'&quot;&amp;[.A15]&amp;&quot;': { 'score': &quot;&amp;[.D15]&amp;&quot;, 'xy': (&quot;&amp;[.D45]&amp;&quot;) }, &quot;;&quot;&quot;)" office:value-type="string" office:string-value="'Nina': { 'score': 35, 'xy': (435, 320) }, ">
            <text:p>'Nina': { 'score': 35,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0, 'xy': (195, 255) }, ">
            <text:p>'Paula': { 'score': 90,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0, 'xy': (435, 325) }, ">
            <text:p>'Peter': { 'score': 40,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5, 'xy': (60, 490) }, ">
            <text:p>'Ronald': { 'score': 95, 'xy': (60, 490) }, </text:p>
          </table:table-cell>
          <table:table-cell table:formula="oooc:=IF([.C18]&gt;0;&quot;'&quot;&amp;[.A18]&amp;&quot;': { 'score': &quot;&amp;[.C18]&amp;&quot;, 'xy': (&quot;&amp;[.C48]&amp;&quot;) }, &quot;;&quot;&quot;)" office:value-type="string" office:string-value="'Ronald': { 'score': 95, 'xy': (120, 295) }, ">
            <text:p>'Ronald': { 'score': 95, 'xy': (120, 295) }, </text:p>
          </table:table-cell>
          <table:table-cell table:formula="oooc:=IF([.D18]&gt;0;&quot;'&quot;&amp;[.A18]&amp;&quot;': { 'score': &quot;&amp;[.D18]&amp;&quot;, 'xy': (&quot;&amp;[.D48]&amp;&quot;) }, &quot;;&quot;&quot;)" office:value-type="string" office:string-value="'Ronald': { 'score': 95, 'xy': (60, 495) }, ">
            <text:p>'Ronald': { 'score': 95, 'xy': (60, 495) }, </text:p>
          </table:table-cell>
          <table:table-cell table:formula="oooc:=IF([.E18]&gt;0;&quot;'&quot;&amp;[.A18]&amp;&quot;': { 'score': &quot;&amp;[.E18]&amp;&quot;, 'xy': (&quot;&amp;[.E48]&amp;&quot;) }, &quot;;&quot;&quot;)" office:value-type="string" office:string-value="'Ronald': { 'score': 95, 'xy': (60, 495) }, ">
            <text:p>'Ronald': { 'score': 95, 'xy': (60, 495) }, </text:p>
          </table:table-cell>
          <table:table-cell table:formula="oooc:=IF([.F18]&gt;0;&quot;'&quot;&amp;[.A18]&amp;&quot;': { 'score': &quot;&amp;[.F18]&amp;&quot;, 'xy': (&quot;&amp;[.F48]&amp;&quot;) }, &quot;;&quot;&quot;)" office:value-type="string" office:string-value="'Ronald': { 'score': 95, 'xy': (60, 350) }, ">
            <text:p>'Ronald': { 'score': 95,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0, 'xy': (360, 260) }, ">
            <text:p>'Sam': { 'score': 30,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0, 'xy': (115, 280) }, ">
            <text:p>'Scott': { 'score': 30,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0, 'xy': (127, 285) }, ">
            <text:p>'Steve': { 'score': 60, 'xy': (127, 285) }, </text:p>
          </table:table-cell>
          <table:table-cell table:formula="oooc:=IF([.C21]&gt;0;&quot;'&quot;&amp;[.A21]&amp;&quot;': { 'score': &quot;&amp;[.C21]&amp;&quot;, 'xy': (&quot;&amp;[.C51]&amp;&quot;) }, &quot;;&quot;&quot;)" office:value-type="string" office:string-value="'Steve': { 'score': 30, 'xy': (355, 260) }, ">
            <text:p>'Steve': { 'score': 30,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office:forms form:automatic-focus="false" form:apply-design-mode="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65]&amp;&quot;.intro.title&quot;" office:value-type="string" office:string-value="def/11.def.intro.title">
            <text:p>def/11.def.intro.title</text:p>
          </table:table-cell>
          <table:table-cell table:formula="oooc:=[LevelProgress.B65]&amp;&quot;.intro.text&quot;" office:value-type="string" office:string-value="def/11.def.intro.text">
            <text:p>def/11.def.intro.text</text:p>
          </table:table-cell>
          <table:table-cell table:number-columns-repeated="2"/>
          <table:table-cell table:formula="oooc:=[LevelProgress.B65]&amp;&quot;.passed.text&quot;" office:value-type="string" office:string-value="def/11.def.passed.text">
            <text:p>def/11.def.passed.text</text:p>
          </table:table-cell>
          <table:table-cell table:formula="oooc:=[LevelProgress.B65]&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66]&amp;&quot;.intro.title&quot;" office:value-type="string" office:string-value="def/12.def.intro.title">
            <text:p>def/12.def.intro.title</text:p>
          </table:table-cell>
          <table:table-cell table:formula="oooc:=[LevelProgress.B66]&amp;&quot;.intro.text&quot;" office:value-type="string" office:string-value="def/12.def.intro.text">
            <text:p>def/12.def.intro.text</text:p>
          </table:table-cell>
          <table:table-cell office:value-type="string">
            <text:p>bonus.bomb</text:p>
          </table:table-cell>
          <table:table-cell/>
          <table:table-cell table:formula="oooc:=[LevelProgress.B66]&amp;&quot;.passed.text&quot;" office:value-type="string" office:string-value="def/12.def.passed.text">
            <text:p>def/12.def.passed.text</text:p>
          </table:table-cell>
          <table:table-cell table:formula="oooc:=[LevelProgress.B66]&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67]&amp;&quot;.intro.title&quot;" office:value-type="string" office:string-value="def/13.def.intro.title">
            <text:p>def/13.def.intro.title</text:p>
          </table:table-cell>
          <table:table-cell table:formula="oooc:=[LevelProgress.B67]&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67]&amp;&quot;.passed.text&quot;" office:value-type="string" office:string-value="def/13.def.passed.text">
            <text:p>def/13.def.passed.text</text:p>
          </table:table-cell>
          <table:table-cell table:formula="oooc:=[LevelProgress.B67]&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68]&amp;&quot;.intro.title&quot;" office:value-type="string" office:string-value="def/14.def.intro.title">
            <text:p>def/14.def.intro.title</text:p>
          </table:table-cell>
          <table:table-cell table:formula="oooc:=[LevelProgress.B68]&amp;&quot;.intro.text&quot;" office:value-type="string" office:string-value="def/14.def.intro.text">
            <text:p>def/14.def.intro.text</text:p>
          </table:table-cell>
          <table:table-cell table:number-columns-repeated="2"/>
          <table:table-cell table:formula="oooc:=[LevelProgress.B68]&amp;&quot;.passed.text&quot;" office:value-type="string" office:string-value="def/14.def.passed.text">
            <text:p>def/14.def.passed.text</text:p>
          </table:table-cell>
          <table:table-cell table:formula="oooc:=[LevelProgress.B68]&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69]&amp;&quot;.intro.title&quot;" office:value-type="string" office:string-value="def/15.def.intro.title">
            <text:p>def/15.def.intro.title</text:p>
          </table:table-cell>
          <table:table-cell table:formula="oooc:=[LevelProgress.B69]&amp;&quot;.intro.text&quot;" office:value-type="string" office:string-value="def/15.def.intro.text">
            <text:p>def/15.def.intro.text</text:p>
          </table:table-cell>
          <table:table-cell office:value-type="string">
            <text:p>bonus.scrollback</text:p>
          </table:table-cell>
          <table:table-cell/>
          <table:table-cell table:formula="oooc:=[LevelProgress.B69]&amp;&quot;.passed.text&quot;" office:value-type="string" office:string-value="def/15.def.passed.text">
            <text:p>def/15.def.passed.text</text:p>
          </table:table-cell>
          <table:table-cell table:formula="oooc:=[LevelProgress.B69]&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70]&amp;&quot;.intro.title&quot;" office:value-type="string" office:string-value="def/16.def.intro.title">
            <text:p>def/16.def.intro.title</text:p>
          </table:table-cell>
          <table:table-cell table:formula="oooc:=[LevelProgress.B70]&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70]&amp;&quot;.passed.text&quot;" office:value-type="string" office:string-value="def/16.def.passed.text">
            <text:p>def/16.def.passed.text</text:p>
          </table:table-cell>
          <table:table-cell table:formula="oooc:=[LevelProgress.B70]&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71]&amp;&quot;.intro.title&quot;" office:value-type="string" office:string-value="def/17.def.intro.title">
            <text:p>def/17.def.intro.title</text:p>
          </table:table-cell>
          <table:table-cell table:formula="oooc:=[LevelProgress.B71]&amp;&quot;.intro.text&quot;" office:value-type="string" office:string-value="def/17.def.intro.text">
            <text:p>def/17.def.intro.text</text:p>
          </table:table-cell>
          <table:table-cell table:number-columns-repeated="2"/>
          <table:table-cell table:formula="oooc:=[LevelProgress.B71]&amp;&quot;.passed.text&quot;" office:value-type="string" office:string-value="def/17.def.passed.text">
            <text:p>def/17.def.passed.text</text:p>
          </table:table-cell>
          <table:table-cell table:formula="oooc:=[LevelProgress.B71]&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72]&amp;&quot;.intro.title&quot;" office:value-type="string" office:string-value="def/18.def.intro.title">
            <text:p>def/18.def.intro.title</text:p>
          </table:table-cell>
          <table:table-cell table:formula="oooc:=[LevelProgress.B72]&amp;&quot;.intro.text&quot;" office:value-type="string" office:string-value="def/18.def.intro.text">
            <text:p>def/18.def.intro.text</text:p>
          </table:table-cell>
          <table:table-cell table:number-columns-repeated="2"/>
          <table:table-cell table:formula="oooc:=[LevelProgress.B72]&amp;&quot;.passed.text&quot;" office:value-type="string" office:string-value="def/18.def.passed.text">
            <text:p>def/18.def.passed.text</text:p>
          </table:table-cell>
          <table:table-cell table:formula="oooc:=[LevelProgress.B72]&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73]&amp;&quot;.intro.title&quot;" office:value-type="string" office:string-value="def/19.def.intro.title">
            <text:p>def/19.def.intro.title</text:p>
          </table:table-cell>
          <table:table-cell table:formula="oooc:=[LevelProgress.B73]&amp;&quot;.intro.text&quot;" office:value-type="string" office:string-value="def/19.def.intro.text">
            <text:p>def/19.def.intro.text</text:p>
          </table:table-cell>
          <table:table-cell table:number-columns-repeated="2"/>
          <table:table-cell table:formula="oooc:=[LevelProgress.B73]&amp;&quot;.passed.text&quot;" office:value-type="string" office:string-value="def/19.def.passed.text">
            <text:p>def/19.def.passed.text</text:p>
          </table:table-cell>
          <table:table-cell table:formula="oooc:=[LevelProgress.B73]&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74]&amp;&quot;.intro.title&quot;" office:value-type="string" office:string-value="def/20.def.intro.title">
            <text:p>def/20.def.intro.title</text:p>
          </table:table-cell>
          <table:table-cell table:formula="oooc:=[LevelProgress.B74]&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74]&amp;&quot;.passed.text&quot;" office:value-type="string" office:string-value="def/20.def.passed.text">
            <text:p>def/20.def.passed.text</text:p>
          </table:table-cell>
          <table:table-cell table:formula="oooc:=[LevelProgress.B74]&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98]&amp;&quot;.intro.title&quot;" office:value-type="string" office:string-value="def/21.def.intro.title">
            <text:p>def/21.def.intro.title</text:p>
          </table:table-cell>
          <table:table-cell table:formula="oooc:=[LevelProgress.B98]&amp;&quot;.intro.text&quot;" office:value-type="string" office:string-value="def/21.def.intro.text">
            <text:p>def/21.def.intro.text</text:p>
          </table:table-cell>
          <table:table-cell table:number-columns-repeated="2"/>
          <table:table-cell table:formula="oooc:=[LevelProgress.B98]&amp;&quot;.passed.text&quot;" office:value-type="string" office:string-value="def/21.def.passed.text">
            <text:p>def/21.def.passed.text</text:p>
          </table:table-cell>
          <table:table-cell table:formula="oooc:=[LevelProgress.B98]&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99]&amp;&quot;.intro.title&quot;" office:value-type="string" office:string-value="def/22.def.intro.title">
            <text:p>def/22.def.intro.title</text:p>
          </table:table-cell>
          <table:table-cell table:formula="oooc:=[LevelProgress.B99]&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99]&amp;&quot;.passed.text&quot;" office:value-type="string" office:string-value="def/22.def.passed.text">
            <text:p>def/22.def.passed.text</text:p>
          </table:table-cell>
          <table:table-cell table:formula="oooc:=[LevelProgress.B99]&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00]&amp;&quot;.intro.title&quot;" office:value-type="string" office:string-value="def/23.def.intro.title">
            <text:p>def/23.def.intro.title</text:p>
          </table:table-cell>
          <table:table-cell table:formula="oooc:=[LevelProgress.B100]&amp;&quot;.intro.text&quot;" office:value-type="string" office:string-value="def/23.def.intro.text">
            <text:p>def/23.def.intro.text</text:p>
          </table:table-cell>
          <table:table-cell table:number-columns-repeated="2"/>
          <table:table-cell table:formula="oooc:=[LevelProgress.B100]&amp;&quot;.passed.text&quot;" office:value-type="string" office:string-value="def/23.def.passed.text">
            <text:p>def/23.def.passed.text</text:p>
          </table:table-cell>
          <table:table-cell table:formula="oooc:=[LevelProgress.B100]&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01]&amp;&quot;.intro.title&quot;" office:value-type="string" office:string-value="def/24.def.intro.title">
            <text:p>def/24.def.intro.title</text:p>
          </table:table-cell>
          <table:table-cell table:formula="oooc:=[LevelProgress.B101]&amp;&quot;.intro.text&quot;" office:value-type="string" office:string-value="def/24.def.intro.text">
            <text:p>def/24.def.intro.text</text:p>
          </table:table-cell>
          <table:table-cell office:value-type="string">
            <text:p>bonus.gift</text:p>
          </table:table-cell>
          <table:table-cell/>
          <table:table-cell table:formula="oooc:=[LevelProgress.B101]&amp;&quot;.passed.text&quot;" office:value-type="string" office:string-value="def/24.def.passed.text">
            <text:p>def/24.def.passed.text</text:p>
          </table:table-cell>
          <table:table-cell table:formula="oooc:=[LevelProgress.B101]&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02]&amp;&quot;.intro.title&quot;" office:value-type="string" office:string-value="def/25.def.intro.title">
            <text:p>def/25.def.intro.title</text:p>
          </table:table-cell>
          <table:table-cell table:formula="oooc:=[LevelProgress.B102]&amp;&quot;.intro.text&quot;" office:value-type="string" office:string-value="def/25.def.intro.text">
            <text:p>def/25.def.intro.text</text:p>
          </table:table-cell>
          <table:table-cell table:number-columns-repeated="2"/>
          <table:table-cell table:formula="oooc:=[LevelProgress.B102]&amp;&quot;.passed.text&quot;" office:value-type="string" office:string-value="def/25.def.passed.text">
            <text:p>def/25.def.passed.text</text:p>
          </table:table-cell>
          <table:table-cell table:formula="oooc:=[LevelProgress.B102]&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03]&amp;&quot;.intro.title&quot;" office:value-type="string" office:string-value="def/26.def.intro.title">
            <text:p>def/26.def.intro.title</text:p>
          </table:table-cell>
          <table:table-cell table:formula="oooc:=[LevelProgress.B103]&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03]&amp;&quot;.passed.text&quot;" office:value-type="string" office:string-value="def/26.def.passed.text">
            <text:p>def/26.def.passed.text</text:p>
          </table:table-cell>
          <table:table-cell table:formula="oooc:=[LevelProgress.B103]&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04]&amp;&quot;.intro.title&quot;" office:value-type="string" office:string-value="def/27.def.intro.title">
            <text:p>def/27.def.intro.title</text:p>
          </table:table-cell>
          <table:table-cell table:formula="oooc:=[LevelProgress.B104]&amp;&quot;.intro.text&quot;" office:value-type="string" office:string-value="def/27.def.intro.text">
            <text:p>def/27.def.intro.text</text:p>
          </table:table-cell>
          <table:table-cell table:number-columns-repeated="2"/>
          <table:table-cell table:formula="oooc:=[LevelProgress.B104]&amp;&quot;.passed.text&quot;" office:value-type="string" office:string-value="def/27.def.passed.text">
            <text:p>def/27.def.passed.text</text:p>
          </table:table-cell>
          <table:table-cell table:formula="oooc:=[LevelProgress.B104]&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05]&amp;&quot;.intro.title&quot;" office:value-type="string" office:string-value="def/28.def.intro.title">
            <text:p>def/28.def.intro.title</text:p>
          </table:table-cell>
          <table:table-cell table:formula="oooc:=[LevelProgress.B105]&amp;&quot;.intro.text&quot;" office:value-type="string" office:string-value="def/28.def.intro.text">
            <text:p>def/28.def.intro.text</text:p>
          </table:table-cell>
          <table:table-cell office:value-type="string">
            <text:p>bonus.shuffle</text:p>
          </table:table-cell>
          <table:table-cell/>
          <table:table-cell table:formula="oooc:=[LevelProgress.B105]&amp;&quot;.passed.text&quot;" office:value-type="string" office:string-value="def/28.def.passed.text">
            <text:p>def/28.def.passed.text</text:p>
          </table:table-cell>
          <table:table-cell table:formula="oooc:=[LevelProgress.B105]&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06]&amp;&quot;.intro.title&quot;" office:value-type="string" office:string-value="def/29.def.intro.title">
            <text:p>def/29.def.intro.title</text:p>
          </table:table-cell>
          <table:table-cell table:formula="oooc:=[LevelProgress.B106]&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06]&amp;&quot;.passed.text&quot;" office:value-type="string" office:string-value="def/29.def.passed.text">
            <text:p>def/29.def.passed.text</text:p>
          </table:table-cell>
          <table:table-cell table:formula="oooc:=[LevelProgress.B106]&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07]&amp;&quot;.intro.title&quot;" office:value-type="string" office:string-value="def/30.def.intro.title">
            <text:p>def/30.def.intro.title</text:p>
          </table:table-cell>
          <table:table-cell table:formula="oooc:=[LevelProgress.B107]&amp;&quot;.intro.text&quot;" office:value-type="string" office:string-value="def/30.def.intro.text">
            <text:p>def/30.def.intro.text</text:p>
          </table:table-cell>
          <table:table-cell table:number-columns-repeated="2"/>
          <table:table-cell table:formula="oooc:=[LevelProgress.B107]&amp;&quot;.passed.text&quot;" office:value-type="string" office:string-value="def/30.def.passed.text">
            <text:p>def/30.def.passed.text</text:p>
          </table:table-cell>
          <table:table-cell table:formula="oooc:=[LevelProgress.B107]&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31]&amp;&quot;.intro.title&quot;" office:value-type="string" office:string-value="def/31.def.intro.title">
            <text:p>def/31.def.intro.title</text:p>
          </table:table-cell>
          <table:table-cell table:formula="oooc:=[LevelProgress.B131]&amp;&quot;.intro.text&quot;" office:value-type="string" office:string-value="def/31.def.intro.text">
            <text:p>def/31.def.intro.text</text:p>
          </table:table-cell>
          <table:table-cell table:number-columns-repeated="2"/>
          <table:table-cell table:formula="oooc:=[LevelProgress.B131]&amp;&quot;.passed.text&quot;" office:value-type="string" office:string-value="def/31.def.passed.text">
            <text:p>def/31.def.passed.text</text:p>
          </table:table-cell>
          <table:table-cell table:formula="oooc:=[LevelProgress.B131]&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32]&amp;&quot;.intro.title&quot;" office:value-type="string" office:string-value="def/32.def.intro.title">
            <text:p>def/32.def.intro.title</text:p>
          </table:table-cell>
          <table:table-cell table:formula="oooc:=[LevelProgress.B132]&amp;&quot;.intro.text&quot;" office:value-type="string" office:string-value="def/32.def.intro.text">
            <text:p>def/32.def.intro.text</text:p>
          </table:table-cell>
          <table:table-cell table:number-columns-repeated="2"/>
          <table:table-cell table:formula="oooc:=[LevelProgress.B132]&amp;&quot;.passed.text&quot;" office:value-type="string" office:string-value="def/32.def.passed.text">
            <text:p>def/32.def.passed.text</text:p>
          </table:table-cell>
          <table:table-cell table:formula="oooc:=[LevelProgress.B132]&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33]&amp;&quot;.intro.title&quot;" office:value-type="string" office:string-value="def/33.def.intro.title">
            <text:p>def/33.def.intro.title</text:p>
          </table:table-cell>
          <table:table-cell table:formula="oooc:=[LevelProgress.B133]&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33]&amp;&quot;.passed.text&quot;" office:value-type="string" office:string-value="def/33.def.passed.text">
            <text:p>def/33.def.passed.text</text:p>
          </table:table-cell>
          <table:table-cell table:formula="oooc:=[LevelProgress.B133]&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34]&amp;&quot;.intro.title&quot;" office:value-type="string" office:string-value="def/34.def.intro.title">
            <text:p>def/34.def.intro.title</text:p>
          </table:table-cell>
          <table:table-cell table:formula="oooc:=[LevelProgress.B134]&amp;&quot;.intro.text&quot;" office:value-type="string" office:string-value="def/34.def.intro.text">
            <text:p>def/34.def.intro.text</text:p>
          </table:table-cell>
          <table:table-cell office:value-type="string">
            <text:p>bonus.spoon</text:p>
          </table:table-cell>
          <table:table-cell/>
          <table:table-cell table:formula="oooc:=[LevelProgress.B134]&amp;&quot;.passed.text&quot;" office:value-type="string" office:string-value="def/34.def.passed.text">
            <text:p>def/34.def.passed.text</text:p>
          </table:table-cell>
          <table:table-cell table:formula="oooc:=[LevelProgress.B134]&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35]&amp;&quot;.intro.title&quot;" office:value-type="string" office:string-value="def/35.def.intro.title">
            <text:p>def/35.def.intro.title</text:p>
          </table:table-cell>
          <table:table-cell table:formula="oooc:=[LevelProgress.B135]&amp;&quot;.intro.text&quot;" office:value-type="string" office:string-value="def/35.def.intro.text">
            <text:p>def/35.def.intro.text</text:p>
          </table:table-cell>
          <table:table-cell table:number-columns-repeated="2"/>
          <table:table-cell table:formula="oooc:=[LevelProgress.B135]&amp;&quot;.passed.text&quot;" office:value-type="string" office:string-value="def/35.def.passed.text">
            <text:p>def/35.def.passed.text</text:p>
          </table:table-cell>
          <table:table-cell table:formula="oooc:=[LevelProgress.B135]&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36]&amp;&quot;.intro.title&quot;" office:value-type="string" office:string-value="def/36.def.intro.title">
            <text:p>def/36.def.intro.title</text:p>
          </table:table-cell>
          <table:table-cell table:formula="oooc:=[LevelProgress.B136]&amp;&quot;.intro.text&quot;" office:value-type="string" office:string-value="def/36.def.intro.text">
            <text:p>def/36.def.intro.text</text:p>
          </table:table-cell>
          <table:table-cell table:number-columns-repeated="2"/>
          <table:table-cell table:formula="oooc:=[LevelProgress.B136]&amp;&quot;.passed.text&quot;" office:value-type="string" office:string-value="def/36.def.passed.text">
            <text:p>def/36.def.passed.text</text:p>
          </table:table-cell>
          <table:table-cell table:formula="oooc:=[LevelProgress.B136]&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37]&amp;&quot;.intro.title&quot;" office:value-type="string" office:string-value="def/37.def.intro.title">
            <text:p>def/37.def.intro.title</text:p>
          </table:table-cell>
          <table:table-cell table:formula="oooc:=[LevelProgress.B137]&amp;&quot;.intro.text&quot;" office:value-type="string" office:string-value="def/37.def.intro.text">
            <text:p>def/37.def.intro.text</text:p>
          </table:table-cell>
          <table:table-cell office:value-type="string">
            <text:p>bonus.heart</text:p>
          </table:table-cell>
          <table:table-cell/>
          <table:table-cell table:formula="oooc:=[LevelProgress.B137]&amp;&quot;.passed.text&quot;" office:value-type="string" office:string-value="def/37.def.passed.text">
            <text:p>def/37.def.passed.text</text:p>
          </table:table-cell>
          <table:table-cell table:formula="oooc:=[LevelProgress.B137]&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38]&amp;&quot;.intro.title&quot;" office:value-type="string" office:string-value="def/38.def.intro.title">
            <text:p>def/38.def.intro.title</text:p>
          </table:table-cell>
          <table:table-cell table:formula="oooc:=[LevelProgress.B138]&amp;&quot;.intro.text&quot;" office:value-type="string" office:string-value="def/38.def.intro.text">
            <text:p>def/38.def.intro.text</text:p>
          </table:table-cell>
          <table:table-cell table:number-columns-repeated="2"/>
          <table:table-cell table:formula="oooc:=[LevelProgress.B138]&amp;&quot;.passed.text&quot;" office:value-type="string" office:string-value="def/38.def.passed.text">
            <text:p>def/38.def.passed.text</text:p>
          </table:table-cell>
          <table:table-cell table:formula="oooc:=[LevelProgress.B138]&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39]&amp;&quot;.intro.title&quot;" office:value-type="string" office:string-value="def/39.def.intro.title">
            <text:p>def/39.def.intro.title</text:p>
          </table:table-cell>
          <table:table-cell table:formula="oooc:=[LevelProgress.B139]&amp;&quot;.intro.text&quot;" office:value-type="string" office:string-value="def/39.def.intro.text">
            <text:p>def/39.def.intro.text</text:p>
          </table:table-cell>
          <table:table-cell table:number-columns-repeated="2"/>
          <table:table-cell table:formula="oooc:=[LevelProgress.B139]&amp;&quot;.passed.text&quot;" office:value-type="string" office:string-value="def/39.def.passed.text">
            <text:p>def/39.def.passed.text</text:p>
          </table:table-cell>
          <table:table-cell table:formula="oooc:=[LevelProgress.B139]&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40]&amp;&quot;.intro.title&quot;" office:value-type="string" office:string-value="def/40.def.intro.title">
            <text:p>def/40.def.intro.title</text:p>
          </table:table-cell>
          <table:table-cell table:formula="oooc:=[LevelProgress.B140]&amp;&quot;.intro.text&quot;" office:value-type="string" office:string-value="def/40.def.intro.text">
            <text:p>def/40.def.intro.text</text:p>
          </table:table-cell>
          <table:table-cell table:number-columns-repeated="2"/>
          <table:table-cell table:formula="oooc:=[LevelProgress.B140]&amp;&quot;.passed.text&quot;" office:value-type="string" office:string-value="def/40.def.passed.text">
            <text:p>def/40.def.passed.text</text:p>
          </table:table-cell>
          <table:table-cell table:formula="oooc:=[LevelProgress.B140]&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65]&amp;&quot;.intro.title&quot;" office:value-type="string" office:string-value="def/41.def.intro.title">
            <text:p>def/41.def.intro.title</text:p>
          </table:table-cell>
          <table:table-cell table:formula="oooc:=[LevelProgress.B165]&amp;&quot;.intro.text&quot;" office:value-type="string" office:string-value="def/41.def.intro.text">
            <text:p>def/41.def.intro.text</text:p>
          </table:table-cell>
          <table:table-cell table:number-columns-repeated="2"/>
          <table:table-cell table:formula="oooc:=[LevelProgress.B165]&amp;&quot;.passed.text&quot;" office:value-type="string" office:string-value="def/41.def.passed.text">
            <text:p>def/41.def.passed.text</text:p>
          </table:table-cell>
          <table:table-cell table:formula="oooc:=[LevelProgress.B165]&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66]&amp;&quot;.intro.title&quot;" office:value-type="string" office:string-value="def/42.def.intro.title">
            <text:p>def/42.def.intro.title</text:p>
          </table:table-cell>
          <table:table-cell table:formula="oooc:=[LevelProgress.B166]&amp;&quot;.intro.text&quot;" office:value-type="string" office:string-value="def/42.def.intro.text">
            <text:p>def/42.def.intro.text</text:p>
          </table:table-cell>
          <table:table-cell table:number-columns-repeated="2"/>
          <table:table-cell table:formula="oooc:=[LevelProgress.B166]&amp;&quot;.passed.text&quot;" office:value-type="string" office:string-value="def/42.def.passed.text">
            <text:p>def/42.def.passed.text</text:p>
          </table:table-cell>
          <table:table-cell table:formula="oooc:=[LevelProgress.B166]&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67]&amp;&quot;.intro.title&quot;" office:value-type="string" office:string-value="def/43.def.intro.title">
            <text:p>def/43.def.intro.title</text:p>
          </table:table-cell>
          <table:table-cell table:formula="oooc:=[LevelProgress.B167]&amp;&quot;.intro.text&quot;" office:value-type="string" office:string-value="def/43.def.intro.text">
            <text:p>def/43.def.intro.text</text:p>
          </table:table-cell>
          <table:table-cell table:number-columns-repeated="2"/>
          <table:table-cell table:formula="oooc:=[LevelProgress.B167]&amp;&quot;.passed.text&quot;" office:value-type="string" office:string-value="def/43.def.passed.text">
            <text:p>def/43.def.passed.text</text:p>
          </table:table-cell>
          <table:table-cell table:formula="oooc:=[LevelProgress.B167]&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68]&amp;&quot;.intro.title&quot;" office:value-type="string" office:string-value="def/44.def.intro.title">
            <text:p>def/44.def.intro.title</text:p>
          </table:table-cell>
          <table:table-cell table:formula="oooc:=[LevelProgress.B168]&amp;&quot;.intro.text&quot;" office:value-type="string" office:string-value="def/44.def.intro.text">
            <text:p>def/44.def.intro.text</text:p>
          </table:table-cell>
          <table:table-cell table:number-columns-repeated="2"/>
          <table:table-cell table:formula="oooc:=[LevelProgress.B168]&amp;&quot;.passed.text&quot;" office:value-type="string" office:string-value="def/44.def.passed.text">
            <text:p>def/44.def.passed.text</text:p>
          </table:table-cell>
          <table:table-cell table:formula="oooc:=[LevelProgress.B168]&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69]&amp;&quot;.intro.title&quot;" office:value-type="string" office:string-value="def/45.def.intro.title">
            <text:p>def/45.def.intro.title</text:p>
          </table:table-cell>
          <table:table-cell table:formula="oooc:=[LevelProgress.B169]&amp;&quot;.intro.text&quot;" office:value-type="string" office:string-value="def/45.def.intro.text">
            <text:p>def/45.def.intro.text</text:p>
          </table:table-cell>
          <table:table-cell table:number-columns-repeated="2"/>
          <table:table-cell table:formula="oooc:=[LevelProgress.B169]&amp;&quot;.passed.text&quot;" office:value-type="string" office:string-value="def/45.def.passed.text">
            <text:p>def/45.def.passed.text</text:p>
          </table:table-cell>
          <table:table-cell table:formula="oooc:=[LevelProgress.B169]&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70]&amp;&quot;.intro.title&quot;" office:value-type="string" office:string-value="def/46.def.intro.title">
            <text:p>def/46.def.intro.title</text:p>
          </table:table-cell>
          <table:table-cell table:formula="oooc:=[LevelProgress.B170]&amp;&quot;.intro.text&quot;" office:value-type="string" office:string-value="def/46.def.intro.text">
            <text:p>def/46.def.intro.text</text:p>
          </table:table-cell>
          <table:table-cell table:number-columns-repeated="2"/>
          <table:table-cell table:formula="oooc:=[LevelProgress.B170]&amp;&quot;.passed.text&quot;" office:value-type="string" office:string-value="def/46.def.passed.text">
            <text:p>def/46.def.passed.text</text:p>
          </table:table-cell>
          <table:table-cell table:formula="oooc:=[LevelProgress.B170]&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71]&amp;&quot;.intro.title&quot;" office:value-type="string" office:string-value="def/47.def.intro.title">
            <text:p>def/47.def.intro.title</text:p>
          </table:table-cell>
          <table:table-cell table:formula="oooc:=[LevelProgress.B171]&amp;&quot;.intro.text&quot;" office:value-type="string" office:string-value="def/47.def.intro.text">
            <text:p>def/47.def.intro.text</text:p>
          </table:table-cell>
          <table:table-cell table:number-columns-repeated="2"/>
          <table:table-cell table:formula="oooc:=[LevelProgress.B171]&amp;&quot;.passed.text&quot;" office:value-type="string" office:string-value="def/47.def.passed.text">
            <text:p>def/47.def.passed.text</text:p>
          </table:table-cell>
          <table:table-cell table:formula="oooc:=[LevelProgress.B171]&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72]&amp;&quot;.intro.title&quot;" office:value-type="string" office:string-value="def/48.def.intro.title">
            <text:p>def/48.def.intro.title</text:p>
          </table:table-cell>
          <table:table-cell table:formula="oooc:=[LevelProgress.B172]&amp;&quot;.intro.text&quot;" office:value-type="string" office:string-value="def/48.def.intro.text">
            <text:p>def/48.def.intro.text</text:p>
          </table:table-cell>
          <table:table-cell table:number-columns-repeated="2"/>
          <table:table-cell table:formula="oooc:=[LevelProgress.B172]&amp;&quot;.passed.text&quot;" office:value-type="string" office:string-value="def/48.def.passed.text">
            <text:p>def/48.def.passed.text</text:p>
          </table:table-cell>
          <table:table-cell table:formula="oooc:=[LevelProgress.B172]&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73]&amp;&quot;.intro.title&quot;" office:value-type="string" office:string-value="def/49.def.intro.title">
            <text:p>def/49.def.intro.title</text:p>
          </table:table-cell>
          <table:table-cell table:formula="oooc:=[LevelProgress.B173]&amp;&quot;.intro.text&quot;" office:value-type="string" office:string-value="def/49.def.intro.text">
            <text:p>def/49.def.intro.text</text:p>
          </table:table-cell>
          <table:table-cell table:number-columns-repeated="2"/>
          <table:table-cell table:formula="oooc:=[LevelProgress.B173]&amp;&quot;.passed.text&quot;" office:value-type="string" office:string-value="def/49.def.passed.text">
            <text:p>def/49.def.passed.text</text:p>
          </table:table-cell>
          <table:table-cell table:formula="oooc:=[LevelProgress.B173]&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74]&amp;&quot;.intro.title&quot;" office:value-type="string" office:string-value="def/50.def.intro.title">
            <text:p>def/50.def.intro.title</text:p>
          </table:table-cell>
          <table:table-cell table:formula="oooc:=[LevelProgress.B174]&amp;&quot;.intro.text&quot;" office:value-type="string" office:string-value="def/50.def.intro.text">
            <text:p>def/50.def.intro.text</text:p>
          </table:table-cell>
          <table:table-cell table:number-columns-repeated="2"/>
          <table:table-cell table:formula="oooc:=[LevelProgress.B174]&amp;&quot;.passed.text&quot;" office:value-type="string" office:string-value="def/50.def.passed.text">
            <text:p>def/50.def.passed.text</text:p>
          </table:table-cell>
          <table:table-cell table:formula="oooc:=[LevelProgress.B174]&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office:forms form:automatic-focus="false" form:apply-design-mode="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65]&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65]&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65]&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65]&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65]&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66]&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66]&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66]&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66]&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66]&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67]&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67]&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67]&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67]&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67]&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68]&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68]&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68]&amp;&quot;.passed.text&quot;" office:value-type="string" office:string-value="def/14.def.passed.text">
            <text:p>def/14.def.passed.text</text:p>
          </table:table-cell>
          <table:table-cell office:value-type="string">
            <text:p>Good work!</text:p>
          </table:table-cell>
          <table:table-cell table:style-name="ce193"/>
          <table:table-cell table:number-columns-repeated="253"/>
        </table:table-row>
        <table:table-row table:style-name="ro2">
          <table:table-cell table:formula="oooc:=[LevelProgress.B68]&amp;&quot;.expert.text&quot;" office:value-type="string" office:string-value="def/14.def.expert.text">
            <text:p>def/1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68]&amp;&quot;.failed.text&quot;" office:value-type="string" office:string-value="def/14.def.failed.text">
            <text:p>def/1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69]&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69]&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69]&amp;&quot;.passed.text&quot;" office:value-type="string" office:string-value="def/15.def.passed.text">
            <text:p>def/15.def.passed.text</text:p>
          </table:table-cell>
          <table:table-cell office:value-type="string">
            <text:p>Good work!</text:p>
          </table:table-cell>
          <table:table-cell table:style-name="ce193"/>
          <table:table-cell table:number-columns-repeated="253"/>
        </table:table-row>
        <table:table-row table:style-name="ro2">
          <table:table-cell table:formula="oooc:=[LevelProgress.B69]&amp;&quot;.expert.text&quot;" office:value-type="string" office:string-value="def/15.def.expert.text">
            <text:p>def/1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69]&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3"/>
          <table:table-cell table:number-columns-repeated="253"/>
        </table:table-row>
        <table:table-row table:style-name="ro2">
          <table:table-cell table:style-name="ce188" table:formula="oooc:=[LevelProgress.B70]&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70]&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70]&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70]&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70]&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71]&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71]&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71]&amp;&quot;.passed.text&quot;" office:value-type="string" office:string-value="def/17.def.passed.text">
            <text:p>def/17.def.passed.text</text:p>
          </table:table-cell>
          <table:table-cell office:value-type="string">
            <text:p>Good work!</text:p>
          </table:table-cell>
          <table:table-cell table:style-name="ce193"/>
          <table:table-cell table:number-columns-repeated="253"/>
        </table:table-row>
        <table:table-row table:style-name="ro2">
          <table:table-cell table:formula="oooc:=[LevelProgress.B71]&amp;&quot;.expert.text&quot;" office:value-type="string" office:string-value="def/17.def.expert.text">
            <text:p>def/1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1]&amp;&quot;.failed.text&quot;" office:value-type="string" office:string-value="def/17.def.failed.text">
            <text:p>def/1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72]&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72]&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72]&amp;&quot;.passed.text&quot;" office:value-type="string" office:string-value="def/18.def.passed.text">
            <text:p>def/18.def.passed.text</text:p>
          </table:table-cell>
          <table:table-cell office:value-type="string">
            <text:p>Good work!</text:p>
          </table:table-cell>
          <table:table-cell table:style-name="ce193"/>
          <table:table-cell table:number-columns-repeated="253"/>
        </table:table-row>
        <table:table-row table:style-name="ro2">
          <table:table-cell table:formula="oooc:=[LevelProgress.B72]&amp;&quot;.expert.text&quot;" office:value-type="string" office:string-value="def/18.def.expert.text">
            <text:p>def/1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2]&amp;&quot;.failed.text&quot;" office:value-type="string" office:string-value="def/18.def.failed.text">
            <text:p>def/1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73]&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73]&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73]&amp;&quot;.passed.text&quot;" office:value-type="string" office:string-value="def/19.def.passed.text">
            <text:p>def/19.def.passed.text</text:p>
          </table:table-cell>
          <table:table-cell office:value-type="string">
            <text:p>Good work!</text:p>
          </table:table-cell>
          <table:table-cell table:style-name="ce193"/>
          <table:table-cell table:number-columns-repeated="253"/>
        </table:table-row>
        <table:table-row table:style-name="ro2">
          <table:table-cell table:formula="oooc:=[LevelProgress.B73]&amp;&quot;.expert.text&quot;" office:value-type="string" office:string-value="def/19.def.expert.text">
            <text:p>def/1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3]&amp;&quot;.failed.text&quot;" office:value-type="string" office:string-value="def/19.def.failed.text">
            <text:p>def/1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74]&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74]&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74]&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74]&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74]&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98]&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98]&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98]&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98]&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98]&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99]&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99]&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99]&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99]&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99]&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00]&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00]&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100]&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00]&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00]&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01]&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01]&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01]&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01]&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01]&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02]&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02]&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02]&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02]&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02]&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03]&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03]&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03]&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03]&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03]&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04]&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04]&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04]&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04]&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04]&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05]&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05]&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05]&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05]&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05]&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06]&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06]&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06]&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06]&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06]&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07]&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07]&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07]&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07]&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07]&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31]&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31]&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31]&amp;&quot;.passed.text&quot;" office:value-type="string" office:string-value="def/31.def.passed.text">
            <text:p>def/31.def.passed.text</text:p>
          </table:table-cell>
          <table:table-cell office:value-type="string">
            <text:p>Good work!</text:p>
          </table:table-cell>
          <table:table-cell table:style-name="ce193"/>
          <table:table-cell table:number-columns-repeated="253"/>
        </table:table-row>
        <table:table-row table:style-name="ro2">
          <table:table-cell table:formula="oooc:=[LevelProgress.B131]&amp;&quot;.expert.text&quot;" office:value-type="string" office:string-value="def/31.def.expert.text">
            <text:p>def/3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1]&amp;&quot;.failed.text&quot;" office:value-type="string" office:string-value="def/31.def.failed.text">
            <text:p>def/3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2]&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32]&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32]&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32]&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2]&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3]&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33]&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33]&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33]&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3]&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34]&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34]&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34]&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34]&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4]&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35]&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35]&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35]&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35]&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5]&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36]&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36]&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36]&amp;&quot;.passed.text&quot;" office:value-type="string" office:string-value="def/36.def.passed.text">
            <text:p>def/36.def.passed.text</text:p>
          </table:table-cell>
          <table:table-cell office:value-type="string">
            <text:p>Good work!</text:p>
          </table:table-cell>
          <table:table-cell table:style-name="ce193"/>
          <table:table-cell table:number-columns-repeated="253"/>
        </table:table-row>
        <table:table-row table:style-name="ro2">
          <table:table-cell table:formula="oooc:=[LevelProgress.B136]&amp;&quot;.expert.text&quot;" office:value-type="string" office:string-value="def/36.def.expert.text">
            <text:p>def/3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6]&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3"/>
          <table:table-cell table:number-columns-repeated="253"/>
        </table:table-row>
        <table:table-row table:style-name="ro2">
          <table:table-cell table:style-name="ce188" table:formula="oooc:=[LevelProgress.B137]&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37]&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37]&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37]&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7]&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8]&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38]&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38]&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38]&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8]&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9]&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39]&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39]&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39]&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9]&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0]&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40]&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40]&amp;&quot;.passed.text&quot;" office:value-type="string" office:string-value="def/40.def.passed.text">
            <text:p>def/40.def.passed.text</text:p>
          </table:table-cell>
          <table:table-cell office:value-type="string">
            <text:p>Good work! And now we'll know who passes to the finals. </text:p>
          </table:table-cell>
          <table:table-cell table:style-name="ce193"/>
          <table:table-cell table:number-columns-repeated="253"/>
        </table:table-row>
        <table:table-row table:style-name="ro2">
          <table:table-cell table:formula="oooc:=[LevelProgress.B140]&amp;&quot;.expert.text&quot;" office:value-type="string" office:string-value="def/40.def.expert.text">
            <text:p>def/40.def.expert.text</text:p>
          </table:table-cell>
          <table:table-cell office:value-type="string">
            <text:p>Excellent work! And now we'll know who passes to the finals. </text:p>
          </table:table-cell>
          <table:table-cell table:style-name="ce193"/>
          <table:table-cell table:number-columns-repeated="253"/>
        </table:table-row>
        <table:table-row table:style-name="ro2">
          <table:table-cell table:formula="oooc:=[LevelProgress.B140]&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3"/>
          <table:table-cell table:number-columns-repeated="253"/>
        </table:table-row>
        <table:table-row table:style-name="ro2">
          <table:table-cell table:style-name="ce188" table:formula="oooc:=[LevelProgress.B165]&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165]&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165]&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166]&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166]&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7]&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7]&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167]&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8]&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68]&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168]&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9]&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169]&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169]&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9]&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9]&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0]&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170]&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170]&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1]&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171]&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172]&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172]&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73]&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173]&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3]&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3]&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4]&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174]&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174]&amp;&quot;.passed.text&quot;" office:value-type="string" office:string-value="def/50.def.passed.text">
            <text:p>def/50.def.passed.text</text:p>
          </table:table-cell>
          <table:table-cell office:value-type="string">
            <text:p>Good work!</text:p>
          </table:table-cell>
          <table:table-cell table:style-name="ce193"/>
          <table:table-cell table:number-columns-repeated="253"/>
        </table:table-row>
        <table:table-row table:style-name="ro2">
          <table:table-cell table:formula="oooc:=[LevelProgress.B174]&amp;&quot;.expert.text&quot;" office:value-type="string" office:string-value="def/50.def.expert.text">
            <text:p>def/50.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4]&amp;&quot;.failed.text&quot;" office:value-type="string" office:string-value="def/50.def.failed.text">
            <text:p>def/50.def.failed.text</text:p>
          </table:table-cell>
          <table:table-cell office:value-type="string">
            <text:p>We haven't made enough money today. </text:p>
          </table:table-cell>
          <table:table-cell table:style-name="ce193"/>
          <table:table-cell table:number-columns-repeated="253"/>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Jenny and Ronald,</text:p>
          </table:table-cell>
          <table:table-cell table:number-columns-repeated="254"/>
        </table:table-row>
        <table:table-row table:style-name="ro2">
          <table:table-cell office:value-type="string">
            <text:p>hawaiian.intro.2</text:p>
          </table:table-cell>
          <table:table-cell office:value-type="string">
            <text:p>you two were the best</text:p>
          </table:table-cell>
          <table:table-cell table:number-columns-repeated="254"/>
        </table:table-row>
        <table:table-row table:style-name="ro2">
          <table:table-cell office:value-type="string">
            <text:p>hawaiian.intro.3</text:p>
          </table:table-cell>
          <table:table-cell office:value-type="string">
            <text:p>for all the competition time.</text:p>
          </table:table-cell>
          <table:table-cell table:number-columns-repeated="254"/>
        </table:table-row>
        <table:table-row table:style-name="ro2">
          <table:table-cell office:value-type="string">
            <text:p>hawaiian.intro.4</text:p>
          </table:table-cell>
          <table:table-cell office:value-type="string">
            <text:p>And the jury decided that</text:p>
          </table:table-cell>
          <table:table-cell table:number-columns-repeated="254"/>
        </table:table-row>
        <table:table-row table:style-name="ro2">
          <table:table-cell office:value-type="string">
            <text:p>hawaiian.intro.5</text:p>
          </table:table-cell>
          <table:table-cell office:value-type="string">
            <text:p>we need one more round,</text:p>
          </table:table-cell>
          <table:table-cell table:number-columns-repeated="254"/>
        </table:table-row>
        <table:table-row table:style-name="ro2">
          <table:table-cell office:value-type="string">
            <text:p>hawaiian.intro.6</text:p>
          </table:table-cell>
          <table:table-cell office:value-type="string">
            <text:p>to choose the best</text:p>
          </table:table-cell>
          <table:table-cell table:number-columns-repeated="254"/>
        </table:table-row>
        <table:table-row table:style-name="ro2">
          <table:table-cell office:value-type="string">
            <text:p>hawaiian.intro.7</text:p>
          </table:table-cell>
          <table:table-cell office:value-type="string">
            <text:p>of you!</text:p>
          </table:table-cell>
          <table:table-cell table:number-columns-repeated="254"/>
        </table:table-row>
        <table:table-row table:style-name="ro2" table:number-rows-repeated="65254">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65]"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66]"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67]"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68]"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69]"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70]"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71]"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72]"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73]"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74]"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98]"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99]"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00]"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01]"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02]"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03]"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04]"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05]"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06]"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07]"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31]"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32]"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33]"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34]"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35]"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36]"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37]"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38]"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39]"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40]"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65]"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66]"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67]"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68]"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69]"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70]"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71]"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72]"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73]"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74]"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0">20.08.2007</text:date>, <text:time>17:40:3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0T17:40:39</dc:date>
    <dc:language>zxx</dc:language>
    <meta:editing-cycles>797</meta:editing-cycles>
    <meta:editing-duration>P23DT2H25M40S</meta:editing-duration>
    <meta:user-defined meta:name="Info 1"/>
    <meta:user-defined meta:name="Info 2"/>
    <meta:user-defined meta:name="Info 3"/>
    <meta:user-defined meta:name="Info 4"/>
    <meta:document-statistic meta:table-count="20" meta:cell-count="13347"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